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Emoji" svg:font-family="'Segoe UI Emoji'" style:font-family-generic="swiss" style:font-pitch="variable"/>
    <style:font-face style:name="Segoe UI Emoji1" svg:font-family="'Segoe UI Emoj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3">
      <style:text-properties fo:font-weight="bold" style:font-weight-asian="bold" style:font-weight-complex="bold"/>
    </style:style>
    <style:style style:name="P2" style:family="paragraph" style:parent-style-name="Text_20_body">
      <style:paragraph-properties fo:margin-top="0cm" fo:margin-bottom="0.282cm" style:contextual-spacing="false" fo:line-height="108%"/>
      <style:text-properties fo:font-weight="bold" style:font-weight-asian="bold" style:font-weight-complex="bold"/>
    </style:style>
    <style:style style:name="P3" style:family="paragraph" style:parent-style-name="Horizontal_20_Line">
      <style:paragraph-properties fo:margin-top="0cm" fo:margin-bottom="0.282cm" style:contextual-spacing="false"/>
      <style:text-properties fo:font-weight="bold" style:font-weight-asian="bold" style:font-weight-complex="bold"/>
    </style:style>
    <style:style style:name="P4" style:family="paragraph" style:parent-style-name="Text_20_body" style:list-style-name="L1">
      <style:paragraph-properties fo:margin-top="0cm" fo:margin-bottom="0.282cm" style:contextual-spacing="false" fo:line-height="108%"/>
      <style:text-properties fo:font-weight="bold" style:font-weight-asian="bold" style:font-weight-complex="bold"/>
    </style:style>
    <style:style style:name="P5" style:family="paragraph" style:parent-style-name="Text_20_body" style:list-style-name="L2">
      <style:paragraph-properties fo:margin-top="0cm" fo:margin-bottom="0.282cm" style:contextual-spacing="false" fo:line-height="108%"/>
      <style:text-properties fo:font-weight="bold" style:font-weight-asian="bold" style:font-weight-complex="bold"/>
    </style:style>
    <style:style style:name="P6" style:family="paragraph" style:parent-style-name="Preformatted_20_Text">
      <style:paragraph-properties fo:margin-left="0cm" fo:margin-right="0cm" fo:margin-top="0cm" fo:margin-bottom="0.282cm" style:contextual-spacing="false" fo:text-indent="0cm" style:auto-text-indent="false" style:writing-mode="lr-tb"/>
      <style:text-properties fo:font-weight="bold" style:font-weight-asian="bold" style:font-weight-complex="bold"/>
    </style:style>
    <style:style style:name="P7" style:family="paragraph" style:parent-style-name="Preformatted_20_Text">
      <style:paragraph-properties fo:margin-top="0cm" fo:margin-bottom="0.282cm" style:contextual-spacing="false" style:writing-mode="lr-tb"/>
      <style:text-properties fo:font-weight="bold" style:font-weight-asian="bold" style:font-weight-complex="bold"/>
    </style:style>
    <style:style style:name="P8" style:family="paragraph" style:parent-style-name="Text_20_body" style:list-style-name="L3">
      <style:paragraph-properties fo:margin-top="0cm" fo:margin-bottom="0.282cm" style:contextual-spacing="false" fo:line-height="108%"/>
      <style:text-properties fo:font-weight="bold" style:font-weight-asian="bold" style:font-weight-complex="bold"/>
    </style:style>
    <style:style style:name="P9" style:family="paragraph" style:parent-style-name="Standard">
      <style:text-properties fo:font-weight="bold"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Heading_20_2">
      <style:paragraph-properties fo:margin-top="0cm" fo:margin-bottom="0.282cm" style:contextual-spacing="false"/>
    </style:style>
    <style:style style:name="P12" style:family="paragraph" style:parent-style-name="Heading_20_3">
      <style:paragraph-properties fo:margin-top="0cm" fo:margin-bottom="0.282cm" style:contextual-spacing="false"/>
    </style:style>
    <style:style style:name="P13" style:family="paragraph" style:parent-style-name="Text_20_body" style:list-style-name="L4">
      <style:paragraph-properties fo:margin-top="0cm" fo:margin-bottom="0.282cm" style:contextual-spacing="false" fo:line-height="108%"/>
    </style:style>
    <style:style style:name="P14" style:family="paragraph" style:parent-style-name="Horizontal_20_Line">
      <style:paragraph-properties fo:margin-top="0cm" fo:margin-bottom="0.282cm" style:contextual-spacing="false"/>
    </style:style>
    <style:style style:name="P15" style:family="paragraph" style:parent-style-name="Text_20_body">
      <style:paragraph-properties fo:margin-top="0cm" fo:margin-bottom="0.282cm" style:contextual-spacing="false" fo:line-height="108%"/>
    </style:style>
    <style:style style:name="P16" style:family="paragraph" style:parent-style-name="Text_20_body" style:list-style-name="L5">
      <style:paragraph-properties fo:margin-top="0cm" fo:margin-bottom="0.282cm" style:contextual-spacing="false" fo:line-height="108%"/>
    </style:style>
    <style:style style:name="P17" style:family="paragraph" style:parent-style-name="Text_20_body" style:list-style-name="L6">
      <style:paragraph-properties fo:margin-top="0cm" fo:margin-bottom="0.282cm" style:contextual-spacing="false" fo:line-height="108%"/>
    </style:style>
    <style:style style:name="P18" style:family="paragraph" style:parent-style-name="Text_20_body" style:list-style-name="L7">
      <style:paragraph-properties fo:margin-top="0cm" fo:margin-bottom="0.282cm" style:contextual-spacing="false" fo:line-height="108%"/>
    </style:style>
    <style:style style:name="P19" style:family="paragraph" style:parent-style-name="Text_20_body" style:list-style-name="L8">
      <style:paragraph-properties fo:margin-top="0cm" fo:margin-bottom="0.282cm" style:contextual-spacing="false" fo:line-height="108%"/>
    </style:style>
    <style:style style:name="P20" style:family="paragraph" style:parent-style-name="Text_20_body" style:list-style-name="L9">
      <style:paragraph-properties fo:margin-top="0cm" fo:margin-bottom="0.282cm" style:contextual-spacing="false" fo:line-height="108%"/>
    </style:style>
    <style:style style:name="P21" style:family="paragraph" style:parent-style-name="Text_20_body" style:list-style-name="L10">
      <style:paragraph-properties fo:margin-top="0cm" fo:margin-bottom="0.282cm" style:contextual-spacing="false" fo:line-height="108%"/>
    </style:style>
    <style:style style:name="P22" style:family="paragraph" style:parent-style-name="Text_20_body" style:list-style-name="L11">
      <style:paragraph-properties fo:margin-top="0cm" fo:margin-bottom="0.282cm" style:contextual-spacing="false" fo:line-height="108%"/>
    </style:style>
    <style:style style:name="P23" style:family="paragraph" style:parent-style-name="Text_20_body" style:list-style-name="L12">
      <style:paragraph-properties fo:margin-top="0cm" fo:margin-bottom="0.282cm" style:contextual-spacing="false" fo:line-height="108%"/>
    </style:style>
    <style:style style:name="P24" style:family="paragraph" style:parent-style-name="Text_20_body" style:list-style-name="L13">
      <style:paragraph-properties fo:margin-top="0cm" fo:margin-bottom="0.282cm" style:contextual-spacing="false" fo:line-height="108%"/>
    </style:style>
    <style:style style:name="P25" style:family="paragraph" style:parent-style-name="Text_20_body" style:list-style-name="L14">
      <style:paragraph-properties fo:margin-top="0cm" fo:margin-bottom="0.282cm" style:contextual-spacing="false" fo:line-height="108%"/>
    </style:style>
    <style:style style:name="P26" style:family="paragraph" style:parent-style-name="Text_20_body" style:list-style-name="L15">
      <style:paragraph-properties fo:margin-top="0cm" fo:margin-bottom="0.282cm" style:contextual-spacing="false" fo:line-height="108%"/>
    </style:style>
    <style:style style:name="P27" style:family="paragraph" style:parent-style-name="Text_20_body" style:list-style-name="L16">
      <style:paragraph-properties fo:margin-top="0cm" fo:margin-bottom="0.282cm" style:contextual-spacing="false" fo:line-height="108%"/>
    </style:style>
    <style:style style:name="P28" style:family="paragraph" style:parent-style-name="Text_20_body" style:list-style-name="L17">
      <style:paragraph-properties fo:margin-top="0cm" fo:margin-bottom="0.282cm" style:contextual-spacing="false" fo:line-height="108%"/>
    </style:style>
    <style:style style:name="P29" style:family="paragraph" style:parent-style-name="Text_20_body" style:list-style-name="L18">
      <style:paragraph-properties fo:margin-top="0cm" fo:margin-bottom="0.282cm" style:contextual-spacing="false" fo:line-height="108%"/>
    </style:style>
    <style:style style:name="P30" style:family="paragraph" style:parent-style-name="Text_20_body" style:list-style-name="L19">
      <style:paragraph-properties fo:margin-top="0cm" fo:margin-bottom="0.282cm" style:contextual-spacing="false" fo:line-height="108%"/>
    </style:style>
    <style:style style:name="P31" style:family="paragraph" style:parent-style-name="Text_20_body" style:list-style-name="L20">
      <style:paragraph-properties fo:margin-top="0cm" fo:margin-bottom="0.282cm" style:contextual-spacing="false" fo:line-height="108%"/>
    </style:style>
    <style:style style:name="P32" style:family="paragraph" style:parent-style-name="Standard">
      <style:text-properties officeooo:paragraph-rsid="00086310"/>
    </style:style>
    <style:style style:name="P33" style:family="paragraph" style:parent-style-name="Standard">
      <style:text-properties style:font-name="Segoe UI Emoji" style:font-name-complex="Segoe UI Emoji1"/>
    </style:style>
    <style:style style:name="P34" style:family="paragraph" style:parent-style-name="Standard">
      <style:text-properties style:font-name="Segoe UI Emoji" officeooo:rsid="000d7115" officeooo:paragraph-rsid="000d7115" style:font-name-complex="Segoe UI Emoji1"/>
    </style:style>
    <style:style style:name="P35" style:family="paragraph" style:parent-style-name="Heading_20_2">
      <style:text-properties style:font-name="Segoe UI Emoji" officeooo:rsid="000d7115" officeooo:paragraph-rsid="000d7115" style:font-name-complex="Segoe UI Emoji1"/>
    </style:style>
    <style:style style:name="P36" style:family="paragraph" style:parent-style-name="Text_20_body">
      <style:paragraph-properties fo:margin-top="0cm" fo:margin-bottom="0.282cm" style:contextual-spacing="false" fo:line-height="108%"/>
      <style:text-properties style:font-name="Segoe UI Emoji" officeooo:rsid="000d7115" style:font-name-complex="Segoe UI Emoji1"/>
    </style:style>
    <style:style style:name="P37" style:family="paragraph" style:parent-style-name="Text_20_body" style:list-style-name="L21">
      <style:paragraph-properties fo:margin-top="0cm" fo:margin-bottom="0.282cm" style:contextual-spacing="false" fo:line-height="108%"/>
      <style:text-properties style:font-name="Segoe UI Emoji" officeooo:rsid="000d7115" style:font-name-complex="Segoe UI Emoji1"/>
    </style:style>
    <style:style style:name="P38" style:family="paragraph" style:parent-style-name="Horizontal_20_Line">
      <style:paragraph-properties fo:margin-top="0cm" fo:margin-bottom="0.282cm" style:contextual-spacing="false"/>
      <style:text-properties style:font-name="Segoe UI Emoji" officeooo:rsid="000d7115" style:font-name-complex="Segoe UI Emoji1"/>
    </style:style>
    <style:style style:name="P39" style:family="paragraph" style:parent-style-name="Heading_20_3">
      <style:paragraph-properties fo:margin-top="0cm" fo:margin-bottom="0.282cm" style:contextual-spacing="false"/>
      <style:text-properties style:font-name="Segoe UI Emoji" officeooo:rsid="000d7115" style:font-name-complex="Segoe UI Emoji1"/>
    </style:style>
    <style:style style:name="P40" style:family="paragraph" style:parent-style-name="Text_20_body" style:list-style-name="L22">
      <style:paragraph-properties fo:margin-top="0cm" fo:margin-bottom="0.282cm" style:contextual-spacing="false" fo:line-height="108%"/>
      <style:text-properties style:font-name="Segoe UI Emoji" officeooo:rsid="000d7115" style:font-name-complex="Segoe UI Emoji1"/>
    </style:style>
    <style:style style:name="P41" style:family="paragraph" style:parent-style-name="Text_20_body" style:list-style-name="L23">
      <style:paragraph-properties fo:margin-top="0cm" fo:margin-bottom="0.282cm" style:contextual-spacing="false" fo:line-height="108%"/>
      <style:text-properties style:font-name="Segoe UI Emoji" officeooo:rsid="000d7115" style:font-name-complex="Segoe UI Emoji1"/>
    </style:style>
    <style:style style:name="P42" style:family="paragraph" style:parent-style-name="Preformatted_20_Text">
      <style:paragraph-properties fo:margin-left="0cm" fo:margin-right="0cm" fo:margin-top="0cm" fo:margin-bottom="0.282cm" style:contextual-spacing="false" fo:text-indent="0cm" style:auto-text-indent="false" style:writing-mode="lr-tb"/>
      <style:text-properties style:font-name="Segoe UI Emoji" officeooo:rsid="000d7115" style:font-name-complex="Segoe UI Emoji1"/>
    </style:style>
    <style:style style:name="P43" style:family="paragraph" style:parent-style-name="Preformatted_20_Text">
      <style:paragraph-properties fo:margin-top="0cm" fo:margin-bottom="0.282cm" style:contextual-spacing="false" style:writing-mode="lr-tb"/>
      <style:text-properties style:font-name="Segoe UI Emoji" officeooo:rsid="000d7115" style:font-name-complex="Segoe UI Emoji1"/>
    </style:style>
    <style:style style:name="P44" style:family="paragraph" style:parent-style-name="Heading_20_2">
      <style:paragraph-properties fo:margin-top="0cm" fo:margin-bottom="0.282cm" style:contextual-spacing="false"/>
      <style:text-properties style:font-name="Segoe UI Emoji" officeooo:rsid="000d7115" style:font-name-complex="Segoe UI Emoji1"/>
    </style:style>
    <style:style style:name="P45" style:family="paragraph" style:parent-style-name="Text_20_body" style:list-style-name="L24">
      <style:paragraph-properties fo:margin-top="0cm" fo:margin-bottom="0.282cm" style:contextual-spacing="false" fo:line-height="108%"/>
      <style:text-properties style:font-name="Segoe UI Emoji" officeooo:rsid="000d7115" style:font-name-complex="Segoe UI Emoji1"/>
    </style:style>
    <style:style style:name="P46" style:family="paragraph" style:parent-style-name="Text_20_body" style:list-style-name="L25">
      <style:paragraph-properties fo:margin-top="0cm" fo:margin-bottom="0.282cm" style:contextual-spacing="false" fo:line-height="108%"/>
      <style:text-properties style:font-name="Segoe UI Emoji" officeooo:rsid="000d7115" style:font-name-complex="Segoe UI Emoji1"/>
    </style:style>
    <style:style style:name="P47" style:family="paragraph" style:parent-style-name="Quotations">
      <style:paragraph-properties fo:margin-top="0cm" fo:margin-bottom="0.282cm" style:contextual-spacing="false"/>
      <style:text-properties style:font-name="Segoe UI Emoji" officeooo:rsid="000d7115" style:font-name-complex="Segoe UI Emoji1"/>
    </style:style>
    <style:style style:name="P48" style:family="paragraph" style:parent-style-name="Text_20_body" style:list-style-name="L26">
      <style:paragraph-properties fo:margin-top="0cm" fo:margin-bottom="0.282cm" style:contextual-spacing="false" fo:line-height="108%"/>
      <style:text-properties style:font-name="Segoe UI Emoji" officeooo:rsid="000d7115" style:font-name-complex="Segoe UI Emoji1"/>
    </style:style>
    <style:style style:name="P49" style:family="paragraph" style:parent-style-name="Preformatted_20_Text">
      <style:paragraph-properties fo:margin-top="0cm" fo:margin-bottom="0.499cm" style:contextual-spacing="false" style:writing-mode="lr-tb"/>
      <style:text-properties style:font-name="Segoe UI Emoji" officeooo:rsid="000d7115" style:font-name-complex="Segoe UI Emoji1"/>
    </style:style>
    <style:style style:name="P50" style:family="paragraph" style:parent-style-name="Text_20_body">
      <style:text-properties style:font-name="Segoe UI Emoji" officeooo:rsid="000d7115" officeooo:paragraph-rsid="000d7115" style:font-name-complex="Segoe UI Emoji1"/>
    </style:style>
    <style:style style:name="P51" style:family="paragraph" style:parent-style-name="Heading_20_1">
      <style:paragraph-properties fo:margin-top="0cm" fo:margin-bottom="0.282cm" style:contextual-spacing="false"/>
      <style:text-properties style:font-name="Segoe UI Emoji" officeooo:rsid="000d7115" style:font-name-complex="Segoe UI Emoji1"/>
    </style:style>
    <style:style style:name="P52" style:family="paragraph" style:parent-style-name="Text_20_body" style:list-style-name="L27">
      <style:paragraph-properties fo:margin-top="0cm" fo:margin-bottom="0.282cm" style:contextual-spacing="false" fo:line-height="108%"/>
      <style:text-properties style:font-name="Segoe UI Emoji" officeooo:rsid="000d7115" style:font-name-complex="Segoe UI Emoji1"/>
    </style:style>
    <style:style style:name="P53" style:family="paragraph" style:parent-style-name="Standard" style:list-style-name="WWNum79"/>
    <style:style style:name="T1" style:family="text">
      <style:text-properties fo:font-weight="bold" style:font-weight-asian="bold" style:font-weight-complex="bold"/>
    </style:style>
    <style:style style:name="T2" style:family="text">
      <style:text-properties style:font-name="Segoe UI Emoji" style:font-name-complex="Segoe UI Emoji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Sprint 13 – QA, Polish, CI &amp; Definition of Truth (🚀✅)</text:h>
      <text:p text:style-name="P2"><text:span text:style-name="Strong_20_Emphasis">Kontekstblokk</text:span><text:line-break/>• Fra S10–S12: Frontend stabil, onboarding og kalibreringsflyt fullført.<text:line-break/>• Fra S11–S12: TrendsChart fungerer med NP/PW + CI-bånd; HR-only fallback og schema-guard verifisert.<text:line-break/>• Backend: <text:span text:style-name="Source_20_Text">analyze_session()</text:span> stabil, schema v0.7.x i bruk, core import fungerer via maturin.<text:line-break/>• Avhengigheter: Stabilt API-endepunkt (<text:span text:style-name="Source_20_Text">/api/trends</text:span>), CI-workflow (pytest + cargo + vitest).<text:line-break/>• Fra S12: UX og kalibrering løst → S13 fokuserer på QA, kontraktsvalidering, Definition of Truth og live Trend-kobling.<text:line-break/>• Neste steg (Frontlog): S14 – Precision Watt End-to-End Integration + Bike Setup.</text:p>
      <text:p text:style-name="P3"/>
      <text:p text:style-name="P2"><text:span text:style-name="Strong_20_Emphasis">Sprintbeskrivelse</text:span></text:p>
      <text:p text:style-name="P2"><text:span text:style-name="Strong_20_Emphasis">Oppgaver:</text:span></text:p>
      <text:list text:style-name="L1">
        <text:list-item>
          <text:p text:style-name="P4">Tilgjengelighet (a11y): kontraster, tastaturnavigasjon og Lighthouse-sjekk (&gt; 80/90).</text:p>
        </text:list-item>
        <text:list-item>
          <text:p text:style-name="P4">Prod-build optimalisering og miljø-hygiene (ingen <text:span text:style-name="Source_20_Text">npm ci</text:span> i OneDrive).</text:p>
        </text:list-item>
        <text:list-item>
          <text:p text:style-name="P4">Opprett <text:span text:style-name="Source_20_Text">docs/definition-of-truth.md</text:span> – kilde → avledet → rull-up (<text:span text:style-name="Source_20_Text">sessions</text:span> → <text:span text:style-name="Source_20_Text">session_metrics</text:span> → <text:span text:style-name="Source_20_Text">daily_user_metrics</text:span>).</text:p>
        </text:list-item>
        <text:list-item>
          <text:p text:style-name="P4">Lag 3 JSON-schemaer (<text:span text:style-name="Source_20_Text">session_metrics.v1.json</text:span>, <text:span text:style-name="Source_20_Text">daily_user_metrics.v1.json</text:span>, <text:span text:style-name="Source_20_Text">trends_response.v1.json</text:span>).</text:p>
        </text:list-item>
        <text:list-item>
          <text:p text:style-name="P4">Implementer enkel validator (ajv/TS) i CI for kontrakttesting.</text:p>
        </text:list-item>
        <text:list-item>
          <text:p text:style-name="P4">Implementer <text:span text:style-name="Source_20_Text">/api/trends?from&amp;to&amp;bucket=day</text:span> (les fra <text:span text:style-name="Source_20_Text">daily_user_metrics</text:span> eller returner tom struktur).</text:p>
        </text:list-item>
        <text:list-item>
          <text:p text:style-name="P4">Frontend: Bytt mock → live via feature-toggle <text:span text:style-name="Source_20_Text">VITE_USE_LIVE_TRENDS=true</text:span>; legg til “Ingen data ennå”-state og AbortError-guard.</text:p>
        </text:list-item>
        <text:list-item>
          <text:p text:style-name="P4">Docs: Oppdater <text:span text:style-name="Emphasis">Using Precision Watt</text:span> med avsnitt om TrendsChart og Definition of Truth.</text:p>
        </text:list-item>
        <text:list-item>
          <text:p text:style-name="P4">QA-sjekk i CI: valider at <text:span text:style-name="Source_20_Text">cyclegraph_core</text:span> importeres og <text:span text:style-name="Source_20_Text">pytest</text:span> kjører ≥ 52 tester.</text:p>
        </text:list-item>
      </text:list>
      <text:p text:style-name="P3"/>
      <text:p text:style-name="P2"><text:span text:style-name="Strong_20_Emphasis">DoD (må alle bestås)</text:span><text:line-break/>• Lighthouse perf &gt; 80 / a11y &gt; 90.<text:line-break/>• <text:span text:style-name="Source_20_Text">docs/definition-of-truth.md</text:span> fullført med begreper, versjonering og UTC-konvensjon.<text:line-break/>• CI grønn: lint/build/test (frontend + Rust + pytest).<text:line-break/>• Schema-validator kjører i CI og stopper ved brudd.<text:line-break/>• <text:span text:style-name="Source_20_Text">/api/trends</text:span> returnerer gyldig struktur (også tom).<text:line-break/><text:soft-page-break/>• Feature-toggle for live Trend testet i UI uten crash.<text:line-break/>• Logging-test: <text:span text:style-name="Source_20_Text">stdout</text:span> kun JSON, <text:span text:style-name="Source_20_Text">stderr</text:span> kun debug/log.<text:line-break/>• Ingen manuelle rebuilds – import valideres automatisk før pytest/vitest.<text:line-break/>• Alle tester (pytest + cargo + vitest) grønne.</text:p>
      <text:p text:style-name="P2"><text:span text:style-name="Strong_20_Emphasis">Estimert tid:</text:span> 8 – 12 timer (inkl. Trend-patch og DoT-dokumentasjon).</text:p>
      <text:p text:style-name="P3"/>
      <text:p text:style-name="P2"><text:span text:style-name="Strong_20_Emphasis">Arbeidsmetode (for Copilot) – “halvfast default” (justert)</text:span></text:p>
      <text:list text:style-name="L2">
        <text:list-item>
          <text:p text:style-name="P5"><text:span text:style-name="Strong_20_Emphasis">PLAN (5–7 trinn)</text:span><text:line-break/>• Hvilke filer, hvorfor, forventet output, risiko (CI-kontrakter, API-struktur, a11y). Vent på “OK PLAN”.</text:p>
        </text:list-item>
        <text:list-item>
          <text:p text:style-name="P5"><text:span text:style-name="Strong_20_Emphasis">Kjør trinnvis</text:span><text:line-break/>• Hvert trinn: diff → <text:span text:style-name="Source_20_Text">npm run type-check</text:span> / <text:span text:style-name="Source_20_Text">npm run build</text:span> → kort output. Vent på “OK &lt;trinn&gt;”.</text:p>
        </text:list-item>
        <text:list-item>
          <text:p text:style-name="P5"><text:span text:style-name="Strong_20_Emphasis">Stop-regler</text:span><text:line-break/>• Ikke rør: core/**, CLI/backend, eksisterende schema-filer.<text:line-break/>• Tillatt (≤8 filer): <text:span text:style-name="Source_20_Text">frontend/src/lib/fetchJSON.ts</text:span>, <text:span text:style-name="Source_20_Text">frontend/src/components/TrendsChart.tsx</text:span>, <text:span text:style-name="Source_20_Text">frontend/src/components/AnalysisPanel.tsx</text:span>, <text:span text:style-name="Source_20_Text">frontend/src/routes/SessionView.tsx</text:span>, <text:span text:style-name="Source_20_Text">frontend/src/tests/*</text:span>, <text:span text:style-name="Source_20_Text">docs/definition-of-truth.md</text:span>, <text:span text:style-name="Source_20_Text">schema/*.json</text:span>, <text:span text:style-name="Source_20_Text">.github/workflows/ci.yml</text:span>.<text:line-break/>• Ingen nye rammeverk eller libs.</text:p>
        </text:list-item>
        <text:list-item>
          <text:p text:style-name="P5"><text:span text:style-name="Strong_20_Emphasis">Schema-bump sjekkliste</text:span><text:line-break/>• Ingen bump (planlagt fortsatt v0.7.x). Kun nye schema-filer for kontraktstest.</text:p>
        </text:list-item>
        <text:list-item>
          <text:p text:style-name="P5"><text:span text:style-name="Strong_20_Emphasis">Debug-partner</text:span><text:line-break/>• Bruk ChatGPT ved CI-feil, validator-issues og AbortError/fetch-håndtering i UI.</text:p>
        </text:list-item>
        <text:list-item>
          <text:p text:style-name="P5"><text:span text:style-name="Strong_20_Emphasis">Ferdigkriterium</text:span><text:line-break/>• DoD oppfylt: CI grønn, TrendsChart koblet mot live API, DoT dok ferdig, alle tester består.</text:p>
        </text:list-item>
      </text:list>
      <text:p text:style-name="P3"/>
      <text:p text:style-name="P2"><text:span text:style-name="Strong_20_Emphasis">Svarformat (Copilot)</text:span><text:line-break/>• PLAN → vent på “OK PLAN”.<text:line-break/>• TRINN 1 … → vent på “OK 1”, “OK 2”, osv.</text:p>
      <text:p text:style-name="P3"/>
      <text:p text:style-name="P2"><text:span text:style-name="Strong_20_Emphasis">Sprint-delta (mini-kontekst)</text:span><text:line-break/>• S12 fullførte UX og kalibreringsflyt → S13 fokuserer på QA, kontrakttesting, og stabilisering før E2E-integrasjon.<text:line-break/>• Mock/live-data forblir i bruk for regresjon; schema-kontrakter skal nå valideres automatisk i CI.</text:p>
      <text:p text:style-name="P3"/>
      <text:p text:style-name="P2"><text:soft-page-break/><text:span text:style-name="Strong_20_Emphasis">Tekniske rammer (kontrakt)</text:span><text:line-break/>• Input: JSON fra backend (<text:span text:style-name="Source_20_Text">sessions</text:span>, <text:span text:style-name="Source_20_Text">session_metrics</text:span>, <text:span text:style-name="Source_20_Text">daily_user_metrics</text:span>).<text:line-break/>• Output: UI viser aggregert trend og fallback ved tom data.<text:line-break/>• ENV: <text:span text:style-name="Source_20_Text">VITE_USE_LIVE_TRENDS</text:span>, <text:span text:style-name="Source_20_Text">VITE_BACKEND_URL</text:span>.<text:line-break/>• Schema: v0.7.x (gjelder alle kontrakter).</text:p>
      <text:p text:style-name="P3"/>
      <text:p text:style-name="P2"><text:span text:style-name="Strong_20_Emphasis">Endringsgrenser</text:span><text:line-break/>Tillatt:<text:line-break/>• <text:span text:style-name="Source_20_Text">frontend/src/lib/fetchJSON.ts</text:span> (API-justering + AbortError-guard).<text:line-break/>• <text:span text:style-name="Source_20_Text">frontend/src/components/TrendsChart.tsx</text:span> (live fetch + no-data state).<text:line-break/>• <text:span text:style-name="Source_20_Text">frontend/src/components/AnalysisPanel.tsx</text:span> (oppdatert state for Trend).<text:line-break/>• <text:span text:style-name="Source_20_Text">frontend/src/routes/SessionView.tsx</text:span> (aktiverer live toggle).<text:line-break/>• <text:span text:style-name="Source_20_Text">schema/*.json</text:span> (nye trends/metrics schemas).<text:line-break/>• <text:span text:style-name="Source_20_Text">docs/definition-of-truth.md</text:span> (tekst og struktur).<text:line-break/>• <text:span text:style-name="Source_20_Text">.github/workflows/ci.yml</text:span> (CI validering).<text:line-break/>Ikke rør: core/, cli/, backend rust/python-logikk.</text:p>
      <text:p text:style-name="P3"/>
      <text:p text:style-name="P2"><text:span text:style-name="Strong_20_Emphasis">Tester / kommandoer</text:span></text:p>
      <text:p text:style-name="P6"><text:span text:style-name="Source_20_Text">npm run type-check</text:span></text:p>
      <text:p text:style-name="P7"><text:span text:style-name="Source_20_Text">npm run build</text:span></text:p>
      <text:p text:style-name="P7"><text:span text:style-name="Source_20_Text">npm run test</text:span></text:p>
      <text:p text:style-name="P7"><text:span text:style-name="Source_20_Text">npx serve -s dist</text:span></text:p>
      <text:p text:style-name="P7"><text:span text:style-name="Source_20_Text">pytest -q</text:span></text:p>
      <text:p text:style-name="P7"><text:span text:style-name="Source_20_Text">cargo test --tests -q</text:span></text:p>
      <text:p text:style-name="P3"/>
      <text:p text:style-name="P2"><text:span text:style-name="Strong_20_Emphasis">Verifikasjonsplan (DoD → test)</text:span></text:p>
      <text:list text:style-name="L3">
        <text:list-item>
          <text:p text:style-name="P8">Lighthouse &gt; 80 / a11y &gt; 90 (Chrome audit).</text:p>
        </text:list-item>
        <text:list-item>
          <text:p text:style-name="P8"><text:span text:style-name="Source_20_Text">/api/trends</text:span> returnerer gyldig struktur og renders i UI.</text:p>
        </text:list-item>
        <text:list-item>
          <text:p text:style-name="P8">Mock→live-toggle fungerer uten crash.</text:p>
        </text:list-item>
        <text:list-item>
          <text:p text:style-name="P8">Validator i CI oppdager schema-avvik.</text:p>
        </text:list-item>
        <text:list-item>
          <text:p text:style-name="P8"><text:span text:style-name="Source_20_Text">cyclegraph_core</text:span> import verifiseres før pytest.</text:p>
        </text:list-item>
        <text:list-item>
          <text:p text:style-name="P8">Logging-test: stdout/stderr OK.</text:p>
        </text:list-item>
        <text:list-item>
          <text:p text:style-name="P8">Alle tester består; CI passerer.</text:p>
        </text:list-item>
      </text:list>
      <text:p text:style-name="P3"/>
      <text:p text:style-name="P2"><text:span text:style-name="Strong_20_Emphasis">Forventet output (filer/endringer)</text:span><text:line-break/>• <text:span text:style-name="Source_20_Text">docs/definition-of-truth.md</text:span> – kilde / avledet / rull-up struktur + begreper.<text:line-break/>• <text:span text:style-name="Source_20_Text">schema/session_metrics.v1.json</text:span>, <text:span text:style-name="Source_20_Text">schema/daily_user_metrics.v1.json</text:span>, <text:span text:style-name="Source_20_Text">schema/trends_response.v1.json</text:span>.<text:line-break/>• <text:span text:style-name="Source_20_Text">frontend/src/lib/fetchJSON.ts</text:span> – fetch-refaktor + AbortError-håndtering.<text:line-break/>• <text:span text:style-name="Source_20_Text">frontend/src/components/TrendsChart.tsx</text:span> – koblet mot live API, no-data-<text:soft-page-break/>state.<text:line-break/>• <text:span text:style-name="Source_20_Text">frontend/src/components/AnalysisPanel.tsx</text:span> – kobling til TrendsChart og QA-logging.<text:line-break/>• <text:span text:style-name="Source_20_Text">.github/workflows/ci.yml</text:span> – schema-validator + maturin-import-sjekk.</text:p>
      <text:p text:style-name="P3"/>
      <text:p text:style-name="P2"><text:span text:style-name="Strong_20_Emphasis">Frontlog (kommende oppgaver)</text:span><text:line-break/>• S14 – Precision Watt E2E + Bike Setup (⚡🚴‍♂️): publisering til Strava, lagring av PW/CI, brukerinput for bike type/vekt/dekk og auto-Crr.<text:line-break/>• S15 – Minisprint 🌐📦: migrering av landingsside + i18n (NO/EN), deploy via Vercel og SEO-polish.</text:p>
      <text:p text:style-name="P9" loext:marker-style-name="T1"/>
      <text:p text:style-name="P10" loext:marker-style-name="T1"/>
      <text:p text:style-name="P9" loext:marker-style-name="T1"><text:span text:style-name="T1"/></text:p>
      <text:p text:style-name="Standard" loext:marker-style-name="T1"><text:span text:style-name="T1">Gi meg så detaljerte detaljer trinn for trinn at jeg og chat gpt kan gjøre det sammen mens du styrer roamdmap og framdrift mens Chat og jeg står for kodeinhold og de faktiske leveransene i sprinten. </text:span></text:p>
      <text:p text:style-name="P9" loext:marker-style-name="T1"/>
      <text:h text:style-name="P11" text:outline-level="2">🆕 Sprint 14 – Precision Watt End-to-End Integration + Bike Setup (⚡🚴‍♂️)</text:h>
      <text:h text:style-name="P12" text:outline-level="3">Kontekstblokk</text:h>
      <text:list text:style-name="L4">
        <text:list-item>
          <text:p text:style-name="P13">Fra S12–S13: Onboarding/kalibrering og profil finnes; FE/BE/CI stabile.</text:p>
        </text:list-item>
        <text:list-item>
          <text:p text:style-name="P13">PW-modellen og analyseflyt eksisterer; vi utvider til <text:span text:style-name="Strong_20_Emphasis">E2E</text:span> (beregn → persister → (valgfri) publisering).</text:p>
        </text:list-item>
        <text:list-item>
          <text:p text:style-name="P13">Strava-import er inngang; økter klassifiseres (indoor/outdoor, power/no-power).</text:p>
        </text:list-item>
        <text:list-item>
          <text:p text:style-name="P13">Vær- og GPS-heading integreres pr sekund i beregningen (fra DoD).</text:p>
        </text:list-item>
        <text:list-item>
          <text:p text:style-name="P13"><text:span text:style-name="Strong_20_Emphasis">Målavklaring</text:span>: End-to-end flyt gjelder <text:span text:style-name="Strong_20_Emphasis">alle økter</text:span> (import, analyse, lagring, publisering) uavhengig av wattmåler/Precision Watt/basisdata.</text:p>
        </text:list-item>
        <text:list-item>
          <text:p text:style-name="P13">Neste steg (Frontlog): S15 – Landingsside-migrering og i18n/SEO.</text:p>
        </text:list-item>
      </text:list>
      <text:p text:style-name="P14"/>
      <text:h text:style-name="P12" text:outline-level="3">Sprintbeskrivelse</text:h>
      <text:p text:style-name="P15"><text:span text:style-name="Strong_20_Emphasis">Oppgaver:</text:span></text:p>
      <text:list text:style-name="L5">
        <text:list-item>
          <text:p text:style-name="P16"><text:span text:style-name="Strong_20_Emphasis">Datamodell &amp; schema-bump (v0.7.3)</text:span></text:p>
          <text:list>
            <text:list-item>
              <text:p text:style-name="P16">Legg til felter: <text:span text:style-name="Source_20_Text">bike_type</text:span>, <text:span text:style-name="Source_20_Text">bike_weight</text:span>, <text:span text:style-name="Source_20_Text">tire_width</text:span>, <text:span text:style-name="Source_20_Text">tire_quality</text:span>, <text:span text:style-name="Source_20_Text">crr_used</text:span>, <text:span text:style-name="Source_20_Text">rider_weight</text:span>, <text:span text:style-name="Source_20_Text">bike_name</text:span>, <text:span text:style-name="Source_20_Text">precision_watt</text:span>, <text:span text:style-name="Source_20_Text">precision_watt_ci</text:span>, <text:span text:style-name="Source_20_Text">publish_state</text:span>, <text:span text:style-name="Source_20_Text">publish_hash</text:span>, <text:span text:style-name="Source_20_Text">published_to_strava</text:span>, <text:span text:style-name="Source_20_Text">publish_time</text:span>, <text:span text:style-name="Source_20_Text">consent_*</text:span>.</text:p>
            </text:list-item>
            <text:list-item>
              <text:p text:style-name="P16">Kontrakttester (ajv) for oppdatert schema.</text:p>
            </text:list-item>
          </text:list>
        </text:list-item>
        <text:list-item>
          <text:p text:style-name="P16"><text:soft-page-break/><text:span text:style-name="Strong_20_Emphasis">Backend – analyze_session() E2E</text:span></text:p>
          <text:list>
            <text:list-item>
              <text:p text:style-name="P16">Hent vær per økt (vindstyrke/retning, temperatur, trykk/lufttetthet).</text:p>
            </text:list-item>
            <text:list-item>
              <text:p text:style-name="P16">Koble GPS-heading mot vindretning <text:span text:style-name="Strong_20_Emphasis">hvert sekund</text:span> → relativ vindvinkel og mot-/medvind i PW-formelen.</text:p>
            </text:list-item>
            <text:list-item>
              <text:p text:style-name="P16">Estimer <text:span text:style-name="Source_20_Text">crr_used</text:span> fra sykkeltype + dekkbredde + dekk-kategori (Trening/Vanlig/Ritt) m/ (28/width)^0.3 og kvalitetfaktor.</text:p>
            </text:list-item>
            <text:list-item>
              <text:p text:style-name="P16">Total masse = ryttervekt + sykkelvekt inkluderes.</text:p>
            </text:list-item>
            <text:list-item>
              <text:p text:style-name="P16">Persistér alle nye felter i <text:span text:style-name="Source_20_Text">session_metrics</text:span>.</text:p>
            </text:list-item>
          </text:list>
        </text:list-item>
        <text:list-item>
          <text:p text:style-name="P16"><text:span text:style-name="Strong_20_Emphasis">Publiserings-orchestrering (idempotent)</text:span></text:p>
          <text:list>
            <text:list-item>
              <text:p text:style-name="P16">Modul <text:span text:style-name="Source_20_Text">publish_precision_watt.py</text:span>: bygg kommentar iht. mal.</text:p>
            </text:list-item>
            <text:list-item>
              <text:p text:style-name="P16"><text:span text:style-name="Source_20_Text">publish_hash = sha256(activity_id + pw + ci)</text:span> → hopp over duplikater.</text:p>
            </text:list-item>
            <text:list-item>
              <text:p text:style-name="P16">429 → retry/backoff; 401/403 → <text:span text:style-name="Source_20_Text">failed</text:span> + tydelig feilkode.</text:p>
            </text:list-item>
            <text:list-item>
              <text:p text:style-name="P16">CLI-flag <text:span text:style-name="Source_20_Text">--publish-pw</text:span> + env <text:span text:style-name="Source_20_Text">CYCLEGRAPH_PUBLISH_PW=true</text:span>.</text:p>
            </text:list-item>
          </text:list>
        </text:list-item>
        <text:list-item>
          <text:p text:style-name="P16"><text:span text:style-name="Strong_20_Emphasis">Persistens &amp; CLI</text:span></text:p>
          <text:list>
            <text:list-item>
              <text:p text:style-name="P16"><text:span text:style-name="Source_20_Text">session_storage.py</text:span>/SQLite/JSON: lagre PW/CI, bike-felter, publish_state/hash/time.</text:p>
            </text:list-item>
            <text:list-item>
              <text:p text:style-name="P16">Ny <text:span text:style-name="Source_20_Text">cyclegraph sessions list</text:span> → siste 5 økter m/ PW &amp; publish-status.</text:p>
            </text:list-item>
          </text:list>
        </text:list-item>
        <text:list-item>
          <text:p text:style-name="P16"><text:span text:style-name="Strong_20_Emphasis">Frontend – Profil/Setup/Toggle</text:span></text:p>
          <text:list>
            <text:list-item>
              <text:p text:style-name="P16">Bike Setup i kalibreringsmodal: dropdowns (type, vekt, bredde, kategori) m/ auto-defaults pr type.</text:p>
            </text:list-item>
            <text:list-item>
              <text:p text:style-name="P16">Live forhåndsvisning: “Crr brukt” (Lav/Middels/Høy).</text:p>
            </text:list-item>
            <text:list-item>
              <text:p text:style-name="P16">Profil: ryttervekt (påkrevd), bike-navn (valgfritt), samtykke (påkrevd m/ versjon+tid).</text:p>
            </text:list-item>
            <text:list-item>
              <text:p text:style-name="P16">Toggle: “Publisér Precision Watt til Strava”.</text:p>
            </text:list-item>
          </text:list>
        </text:list-item>
        <text:list-item>
          <text:p text:style-name="P16"><text:span text:style-name="Strong_20_Emphasis">Frontend – Visning &amp; status</text:span></text:p>
          <text:list>
            <text:list-item>
              <text:p text:style-name="P16">SessionCard/AnalysisPanel: “PW beregnet ✓”, “Publisert på Strava ✓” / tydelig feilbanner.</text:p>
            </text:list-item>
            <text:list-item>
              <text:p text:style-name="P16">Håndter indoor/power truth vs beregnet PW (PW ikke overstyrer ekte watt).</text:p>
            </text:list-item>
          </text:list>
        </text:list-item>
        <text:list-item>
          <text:p text:style-name="P16"><text:span text:style-name="Strong_20_Emphasis">Testing/CI &amp; Ytelse</text:span></text:p>
          <text:list>
            <text:list-item>
              <text:p text:style-name="P16">Unit: <text:span text:style-name="Source_20_Text">estimate_crr()</text:span> + vær/GPS-binding + publish (mock-Strava) + idempotens.</text:p>
            </text:list-item>
            <text:list-item>
              <text:p text:style-name="P16">E2E: import → analyze → persist → (toggle on) publish → status OK.</text:p>
            </text:list-item>
            <text:list-item>
              <text:p text:style-name="P16">4-timers dataset @ 1 Hz (analyse/FE responsiv, abort-guards).</text:p>
            </text:list-item>
            <text:list-item>
              <text:p text:style-name="P16">CI: maturin/import-sjekk, pytest/cargo/vitest grønt; schema v0.7.3 validerer.</text:p>
            </text:list-item>
          </text:list>
        </text:list-item>
      </text:list>
      <text:p text:style-name="P14"/>
      <text:h text:style-name="P12" text:outline-level="3"><text:soft-page-break/>DoD (må alle bestås)</text:h>
      <text:list text:style-name="L6">
        <text:list-item>
          <text:p text:style-name="P17">Schema v0.7.3 aktiv; kontrakttest grønne.</text:p>
        </text:list-item>
        <text:list-item>
          <text:p text:style-name="P17">analyze_session() persisterer PW/CI + CdA/Crr/Reason + bike/profilfelter brukt i beregning.</text:p>
        </text:list-item>
        <text:list-item>
          <text:p text:style-name="P17">Værdata hentes pr økt; GPS-heading kobles mot vindretning <text:span text:style-name="Strong_20_Emphasis">per sekund</text:span> i PW.</text:p>
        </text:list-item>
        <text:list-item>
          <text:p text:style-name="P17">Automatisk trigger: Import → Analyze → Persist (→ publish pending ved aktiv toggle).</text:p>
        </text:list-item>
        <text:list-item>
          <text:p text:style-name="P17">Publisering: idempotent (hash), 429 backoff, 401/403 feilmelding i UI.</text:p>
        </text:list-item>
        <text:list-item>
          <text:p text:style-name="P17">Livetidskrav: økter ≤ <text:span text:style-name="Strong_20_Emphasis">4 timer</text:span> @ 1 Hz håndteres uten UI-jank (abort/timeout).</text:p>
        </text:list-item>
        <text:list-item>
          <text:p text:style-name="P17">FE: Bike Setup/Profil/Toggle + PW-status og publiseringsstatus vises korrekt.</text:p>
        </text:list-item>
        <text:list-item>
          <text:p text:style-name="P17">Lagring/observabilitet: PW/bike/publish-felter + metrikker (<text:span text:style-name="Source_20_Text">pw_publish_success_total</text:span>, <text:span text:style-name="Source_20_Text">pw_publish_fail_total</text:span>) oppdateres.</text:p>
        </text:list-item>
        <text:list-item>
          <text:p text:style-name="P17">Testing/CI: unit + E2E + schema + ytelsesprøve; CI grønn (maturin + pytest + cargo + vitest).</text:p>
        </text:list-item>
        <text:list-item>
          <text:p text:style-name="P17">Docs oppdatert: brukerdoc (kalibrering/Bike Setup/Strava-publisering), dev-doc (formler, orchestrering, ytelse).</text:p>
        </text:list-item>
      </text:list>
      <text:p text:style-name="P15"><text:span text:style-name="Strong_20_Emphasis">Estimert tid:</text:span> 15–19 timer.</text:p>
      <text:p text:style-name="P14"/>
      <text:h text:style-name="P12" text:outline-level="3">Arbeidsmetode (for Copilot) – “halvfast default” (justert)</text:h>
      <text:p text:style-name="P15"><text:span text:style-name="Strong_20_Emphasis">1. PLAN (7 trinn)</text:span><text:line-break/><text:span text:style-name="Emphasis">(Vent på «OK PLAN» før kjøring)</text:span></text:p>
      <text:list text:style-name="L7">
        <text:list-item>
          <text:p text:style-name="P18"><text:span text:style-name="Strong_20_Emphasis">Schema &amp; datamodell (v0.7.3)</text:span></text:p>
          <text:list>
            <text:list-item>
              <text:p text:style-name="P18">Legg til nye felter i schema/*.json; oppdater Types/DTO-er.</text:p>
            </text:list-item>
            <text:list-item>
              <text:p text:style-name="P18">Mål: ajv-kontrakttester passerer; ingen breaking endringer.</text:p>
            </text:list-item>
          </text:list>
        </text:list-item>
        <text:list-item>
          <text:p text:style-name="P18"><text:span text:style-name="Strong_20_Emphasis">Weather + GPS-heading</text:span> (BE)</text:p>
          <text:list>
            <text:list-item>
              <text:p text:style-name="P18">Utvid analyze_session(): kall weather-API, beregn relativ vindvinkel pr sekund.</text:p>
            </text:list-item>
            <text:list-item>
              <text:p text:style-name="P18">Mål: deterministisk output i tester; edge-cases (mangler vær/GPS).</text:p>
            </text:list-item>
          </text:list>
        </text:list-item>
        <text:list-item>
          <text:p text:style-name="P18"><text:span text:style-name="Strong_20_Emphasis">Crr-estimat + total masse</text:span> (BE)</text:p>
          <text:list>
            <text:list-item>
              <text:p text:style-name="P18">Implementér <text:span text:style-name="Source_20_Text">estimate_crr(bike_type, tire_width, tire_quality)</text:span> + avrunding.</text:p>
            </text:list-item>
            <text:list-item>
              <text:p text:style-name="P18">Mål: enhetstester med forventede verdier pr type/bredde/kvalitet.</text:p>
            </text:list-item>
          </text:list>
        </text:list-item>
        <text:list-item>
          <text:p text:style-name="P18"><text:span text:style-name="Strong_20_Emphasis">Persist &amp; CLI</text:span></text:p>
          <text:list>
            <text:list-item>
              <text:p text:style-name="P18">Implementér storage-felter + <text:span text:style-name="Source_20_Text">cyclegraph sessions list</text:span>.</text:p>
            </text:list-item>
            <text:list-item>
              <text:p text:style-name="P18">Mål: CLI viser siste 5 økter m/ PW og publish-status.</text:p>
            </text:list-item>
          </text:list>
        </text:list-item>
        <text:list-item>
          <text:p text:style-name="P18"><text:span text:style-name="Strong_20_Emphasis">Publish orchestrator</text:span></text:p>
          <text:list>
            <text:list-item>
              <text:p text:style-name="P18">Ny modul; idempotens via hash; retry/backoff; tydelige feilkoder.</text:p>
            </text:list-item>
            <text:list-item>
              <text:p text:style-name="P18"><text:soft-page-break/>Mål: mock-Strava-unit + E2E som passerer.</text:p>
            </text:list-item>
          </text:list>
        </text:list-item>
        <text:list-item>
          <text:p text:style-name="P18"><text:span text:style-name="Strong_20_Emphasis">Frontend – Profil/Setup/Toggle</text:span></text:p>
          <text:list>
            <text:list-item>
              <text:p text:style-name="P18">UI for Bike Setup + live “Crr brukt”; toggle-lagring.</text:p>
            </text:list-item>
            <text:list-item>
              <text:p text:style-name="P18">Mål: type-check, vitest smoke, tilgjengelighets-sjekk (labels/fokus).</text:p>
            </text:list-item>
          </text:list>
        </text:list-item>
        <text:list-item>
          <text:p text:style-name="P18"><text:span text:style-name="Strong_20_Emphasis">Frontend – Status &amp; 4t-krav</text:span></text:p>
          <text:list>
            <text:list-item>
              <text:p text:style-name="P18">PW-beregnet/publisert status; abort-guards; 4t responsivitet.</text:p>
            </text:list-item>
            <text:list-item>
              <text:p text:style-name="P18">Mål: vitest for statuskomponent, manuell sjekk mot stort datasett.</text:p>
            </text:list-item>
          </text:list>
        </text:list-item>
      </text:list>
      <text:p text:style-name="P15"><text:span text:style-name="Strong_20_Emphasis">2. Kjør trinnvis</text:span><text:line-break/><text:span text:style-name="Emphasis">(Hvert trinn: vis diff/fil-liste → kjør relevante kommandoer → kort output. Vent på «OK &lt;trinn&gt;»)</text:span></text:p>
      <text:p text:style-name="P15"><text:span text:style-name="Strong_20_Emphasis">3. Stop-regler (tilpasset S14)</text:span></text:p>
      <text:list text:style-name="L8">
        <text:list-item>
          <text:p text:style-name="P19"><text:span text:style-name="Strong_20_Emphasis">Tillatt å røre:</text:span></text:p>
          <text:list>
            <text:list-item>
              <text:p text:style-name="P19"><text:span text:style-name="Strong_20_Emphasis">Backend/CLI</text:span>: <text:span text:style-name="Source_20_Text">cli/</text:span>, <text:span text:style-name="Source_20_Text">core/src/**</text:span>, <text:span text:style-name="Source_20_Text">session_storage.py</text:span>, <text:span text:style-name="Source_20_Text">publish_precision_watt.py</text:span>, <text:span text:style-name="Source_20_Text">cli/analyze.py</text:span>.</text:p>
            </text:list-item>
            <text:list-item>
              <text:p text:style-name="P19"><text:span text:style-name="Strong_20_Emphasis">Frontend</text:span>: <text:span text:style-name="Source_20_Text">frontend/src/components/*</text:span>, <text:span text:style-name="Source_20_Text">frontend/src/routes/*</text:span>, <text:span text:style-name="Source_20_Text">frontend/src/lib/*</text:span>, <text:span text:style-name="Source_20_Text">frontend/src/state/*</text:span>, <text:span text:style-name="Source_20_Text">frontend/src/types/*</text:span>, <text:span text:style-name="Source_20_Text">frontend/src/tests/*</text:span>.</text:p>
            </text:list-item>
            <text:list-item>
              <text:p text:style-name="P19"><text:span text:style-name="Strong_20_Emphasis">Schema/Docs/CI</text:span>: <text:span text:style-name="Source_20_Text">schema/*.json</text:span>, <text:span text:style-name="Source_20_Text">docs/*</text:span>, <text:span text:style-name="Source_20_Text">.github/workflows/*.yml</text:span>.</text:p>
            </text:list-item>
          </text:list>
        </text:list-item>
        <text:list-item>
          <text:p text:style-name="P19"><text:span text:style-name="Strong_20_Emphasis">Ikke introduser nye rammeverk</text:span> eller tunge avhengigheter.</text:p>
        </text:list-item>
        <text:list-item>
          <text:p text:style-name="P19"><text:span text:style-name="Strong_20_Emphasis">Ikke fjern</text:span> eksisterende felter i schema; kun additive endringer.</text:p>
        </text:list-item>
      </text:list>
      <text:p text:style-name="P15"><text:span text:style-name="Strong_20_Emphasis">4. Schema-bump sjekkliste</text:span></text:p>
      <text:list text:style-name="L9">
        <text:list-item>
          <text:p text:style-name="P20">Bump til <text:span text:style-name="Strong_20_Emphasis">v0.7.3</text:span>.</text:p>
        </text:list-item>
        <text:list-item>
          <text:p text:style-name="P20">Oppdater kontrakttester; bekreft bakoverkompatibilitet (additivt).</text:p>
        </text:list-item>
        <text:list-item>
          <text:p text:style-name="P20">Synkroniser FE-types og BE-serialisering.</text:p>
        </text:list-item>
      </text:list>
      <text:p text:style-name="P15"><text:span text:style-name="Strong_20_Emphasis">5. Debug-partner</text:span></text:p>
      <text:list text:style-name="L10">
        <text:list-item>
          <text:p text:style-name="P21">Bruk Chat ved: schema-valideringsfeil, maturin/import-issues, 429/401-mock, UI-ytelse (store arrays), AbortError.</text:p>
        </text:list-item>
      </text:list>
      <text:p text:style-name="P15"><text:span text:style-name="Strong_20_Emphasis">6. Ferdigkriterium</text:span></text:p>
      <text:list text:style-name="L11">
        <text:list-item>
          <text:p text:style-name="P22">DoD oppfylt: CI grønn; E2E-publisering fungerer; 4-timers datasett uten jank; docs oppdatert.</text:p>
        </text:list-item>
      </text:list>
      <text:p text:style-name="P15"><text:span text:style-name="Strong_20_Emphasis">Svarformat (Copilot)</text:span></text:p>
      <text:list text:style-name="L12">
        <text:list-item>
          <text:p text:style-name="P23"><text:span text:style-name="Strong_20_Emphasis">PLAN</text:span> → vent på “OK PLAN”.</text:p>
        </text:list-item>
        <text:list-item>
          <text:p text:style-name="P23"><text:span text:style-name="Strong_20_Emphasis">TRINN 1 …</text:span> → vent på “OK 1”, “OK 2”, …</text:p>
        </text:list-item>
      </text:list>
      <text:p text:style-name="P14"/>
      <text:h text:style-name="P12" text:outline-level="3"><text:soft-page-break/>Sprint-delta (mini-kontekst)</text:h>
      <text:list text:style-name="L13">
        <text:list-item>
          <text:p text:style-name="P24">S13 sikret QA/CI/kontrakter; S14 bygger vertikalt: beregn → persister → (valgfri) publiser.</text:p>
        </text:list-item>
        <text:list-item>
          <text:p text:style-name="P24">All import/klassifisering gjelder <text:span text:style-name="Strong_20_Emphasis">alle økter</text:span>; PW er tillegg for de uten watt.</text:p>
        </text:list-item>
      </text:list>
      <text:p text:style-name="P14"/>
      <text:h text:style-name="P12" text:outline-level="3">Tekniske rammer (kontrakt)</text:h>
      <text:list text:style-name="L14">
        <text:list-item>
          <text:p text:style-name="P25"><text:span text:style-name="Strong_20_Emphasis">Input:</text:span> Strava-aktiviteter (streams/fields), profil/Bike Setup.</text:p>
        </text:list-item>
        <text:list-item>
          <text:p text:style-name="P25"><text:span text:style-name="Strong_20_Emphasis">Berikelse:</text:span> weather-API (vind/retning/temp/trykk), GPS-heading pr sekund.</text:p>
        </text:list-item>
        <text:list-item>
          <text:p text:style-name="P25"><text:span text:style-name="Strong_20_Emphasis">Output:</text:span> <text:span text:style-name="Source_20_Text">session_metrics</text:span> m/ PW/CI + bike/publish-felt.</text:p>
        </text:list-item>
        <text:list-item>
          <text:p text:style-name="P25"><text:span text:style-name="Strong_20_Emphasis">ENV:</text:span> <text:span text:style-name="Source_20_Text">CYCLEGRAPH_PUBLISH_PW</text:span>, <text:span text:style-name="Source_20_Text">VITE_BACKEND_URL</text:span>.</text:p>
        </text:list-item>
        <text:list-item>
          <text:p text:style-name="P25"><text:span text:style-name="Strong_20_Emphasis">Schema:</text:span> <text:span text:style-name="Strong_20_Emphasis">v0.7.3</text:span> (additiv).</text:p>
        </text:list-item>
      </text:list>
      <text:p text:style-name="P14"/>
      <text:h text:style-name="P12" text:outline-level="3">Endringsgrenser</text:h>
      <text:p text:style-name="P15"><text:span text:style-name="Strong_20_Emphasis">Tillatt:</text:span></text:p>
      <text:list text:style-name="L15">
        <text:list-item>
          <text:p text:style-name="P26">Backend: <text:span text:style-name="Source_20_Text">core/src/**</text:span>, <text:span text:style-name="Source_20_Text">cli/**</text:span>, <text:span text:style-name="Source_20_Text">session_storage.py</text:span>, <text:span text:style-name="Source_20_Text">publish_precision_watt.py</text:span>.</text:p>
        </text:list-item>
        <text:list-item>
          <text:p text:style-name="P26">Frontend: <text:span text:style-name="Source_20_Text">frontend/src/components/*</text:span>, <text:span text:style-name="Source_20_Text">frontend/src/routes/*</text:span>, <text:span text:style-name="Source_20_Text">frontend/src/lib/*</text:span>, <text:span text:style-name="Source_20_Text">frontend/src/state/*</text:span>, <text:span text:style-name="Source_20_Text">frontend/src/types/*</text:span>, <text:span text:style-name="Source_20_Text">frontend/src/tests/*</text:span>.</text:p>
        </text:list-item>
        <text:list-item>
          <text:p text:style-name="P26">Schema/Docs/CI: <text:span text:style-name="Source_20_Text">schema/*.json</text:span>, <text:span text:style-name="Source_20_Text">docs/*</text:span>, <text:span text:style-name="Source_20_Text">.github/workflows/*.yml</text:span>.</text:p>
        </text:list-item>
      </text:list>
      <text:p text:style-name="P15"><text:span text:style-name="Strong_20_Emphasis">Ikke rør:</text:span></text:p>
      <text:list text:style-name="L16">
        <text:list-item>
          <text:p text:style-name="P27">Distribusjonsoppsett utenfor CI (Vercel-oppsett håndteres i S15).</text:p>
        </text:list-item>
        <text:list-item>
          <text:p text:style-name="P27">Prod-secrets i repo (bruk <text:span text:style-name="Source_20_Text">.env.example</text:span>).</text:p>
        </text:list-item>
      </text:list>
      <text:p text:style-name="P14"/>
      <text:h text:style-name="P12" text:outline-level="3">Tester / kommandoer</text:h>
      <text:list text:style-name="L17">
        <text:list-item>
          <text:p text:style-name="P28"><text:span text:style-name="Strong_20_Emphasis">FE:</text:span> <text:span text:style-name="Source_20_Text">npm run type-check</text:span>, <text:span text:style-name="Source_20_Text">npm run build</text:span>, <text:span text:style-name="Source_20_Text">npm run test</text:span>, <text:span text:style-name="Source_20_Text">npx serve -s dist</text:span></text:p>
        </text:list-item>
        <text:list-item>
          <text:p text:style-name="P28"><text:span text:style-name="Strong_20_Emphasis">BE:</text:span> <text:span text:style-name="Source_20_Text">pytest -q</text:span>, <text:span text:style-name="Source_20_Text">cargo test --tests -q</text:span>, <text:span text:style-name="Source_20_Text">python -m maturin develop -m core/Cargo.toml -F python</text:span></text:p>
        </text:list-item>
        <text:list-item>
          <text:p text:style-name="P28"><text:span text:style-name="Strong_20_Emphasis">Schema/CI:</text:span> ajv-kontrakttest i workflow, publiserings-mock i pytest</text:p>
        </text:list-item>
      </text:list>
      <text:p text:style-name="P14"/>
      <text:h text:style-name="P12" text:outline-level="3">Verifikasjonsplan (DoD → test)</text:h>
      <text:list text:style-name="L18">
        <text:list-item>
          <text:p text:style-name="P29"><text:span text:style-name="Strong_20_Emphasis">Schema v0.7.3</text:span> validerer i CI (ajv).</text:p>
        </text:list-item>
        <text:list-item>
          <text:p text:style-name="P29"><text:span text:style-name="Strong_20_Emphasis">E2E</text:span>: simuler import → analyze → persist → (toggle on) publish → status <text:span text:style-name="Source_20_Text">done</text:span>.</text:p>
        </text:list-item>
        <text:list-item>
          <text:p text:style-name="P29"><text:span text:style-name="Strong_20_Emphasis">Idempotens</text:span>: samme økt to ganger → ingen dobbel publisering (hash-match).</text:p>
        </text:list-item>
        <text:list-item>
          <text:p text:style-name="P29"><text:soft-page-break/><text:span text:style-name="Strong_20_Emphasis">429/401</text:span>: backoff/feilbanner testes i mock.</text:p>
        </text:list-item>
        <text:list-item>
          <text:p text:style-name="P29"><text:span text:style-name="Strong_20_Emphasis">Weather/GPS</text:span>: enhetstest relativ vindvinkel og v_rel i PW-formelen.</text:p>
        </text:list-item>
        <text:list-item>
          <text:p text:style-name="P29"><text:span text:style-name="Strong_20_Emphasis">CRR-estimat</text:span>: unit for alle typer/bredder/kvaliteter; avrunding 5 desimaler.</text:p>
        </text:list-item>
        <text:list-item>
          <text:p text:style-name="P29"><text:span text:style-name="Strong_20_Emphasis">4 timer datasett</text:span>: analyse OK; FE responsiv; abort-guards trigges ved tvungen abort.</text:p>
        </text:list-item>
        <text:list-item>
          <text:p text:style-name="P29"><text:span text:style-name="Strong_20_Emphasis">FE-UX</text:span>: Bike Setup dropdowns + live “Crr brukt”; statusmerker og Strava-toggle.</text:p>
        </text:list-item>
        <text:list-item>
          <text:p text:style-name="P29"><text:span text:style-name="Strong_20_Emphasis">CLI</text:span>: <text:span text:style-name="Source_20_Text">sessions list</text:span> viser 5 siste med PW og publish_status.</text:p>
        </text:list-item>
        <text:list-item>
          <text:p text:style-name="P29"><text:span text:style-name="Strong_20_Emphasis">Alle tester</text:span> (pytest + cargo + vitest) grønne; CI grønn.</text:p>
        </text:list-item>
      </text:list>
      <text:p text:style-name="P14"/>
      <text:h text:style-name="P12" text:outline-level="3">Forventet output (filer/endringer)</text:h>
      <text:list text:style-name="L19">
        <text:list-item>
          <text:p text:style-name="P30"><text:span text:style-name="Source_20_Text">schema/session_metrics.v0.7.3.json</text:span> (oppdatert)</text:p>
        </text:list-item>
        <text:list-item>
          <text:p text:style-name="P30"><text:span text:style-name="Source_20_Text">schema/profile.v0.7.3.json</text:span> (om relevant)</text:p>
        </text:list-item>
        <text:list-item>
          <text:p text:style-name="P30"><text:span text:style-name="Source_20_Text">core/src/**</text:span> (weather + heading + PW-formel + crr)</text:p>
        </text:list-item>
        <text:list-item>
          <text:p text:style-name="P30"><text:span text:style-name="Source_20_Text">cli/analyze.py</text:span>, <text:span text:style-name="Source_20_Text">session_storage.py</text:span>, <text:span text:style-name="Source_20_Text">publish_precision_watt.py</text:span>, <text:span text:style-name="Source_20_Text">cli/cmd_sessions.py</text:span></text:p>
        </text:list-item>
        <text:list-item>
          <text:p text:style-name="P30"><text:span text:style-name="Source_20_Text">frontend/src/components/CalibrationModal.tsx</text:span>, <text:span text:style-name="Source_20_Text">ProfilePanel.tsx</text:span>, <text:span text:style-name="Source_20_Text">SessionCard.tsx</text:span>, <text:span text:style-name="Source_20_Text">AnalysisPanel.tsx</text:span></text:p>
        </text:list-item>
        <text:list-item>
          <text:p text:style-name="P30"><text:span text:style-name="Source_20_Text">frontend/src/state/profileStore.ts</text:span>, <text:span text:style-name="Source_20_Text">frontend/src/lib/api.ts</text:span></text:p>
        </text:list-item>
        <text:list-item>
          <text:p text:style-name="P30"><text:span text:style-name="Source_20_Text">frontend/src/tests/*</text:span> (Bike Setup, status, toggle)</text:p>
        </text:list-item>
        <text:list-item>
          <text:p text:style-name="P30"><text:span text:style-name="Source_20_Text">.github/workflows/ci.yml</text:span> (schema-validator + maturin/import-sjekk)</text:p>
        </text:list-item>
        <text:list-item>
          <text:p text:style-name="P30"><text:span text:style-name="Source_20_Text">docs/Using_Precision_Watt.md</text:span>, <text:span text:style-name="Source_20_Text">docs/Dev_PW_E2E.md</text:span></text:p>
        </text:list-item>
      </text:list>
      <text:p text:style-name="P15"><text:span text:style-name="Source_20_Text"/></text:p>
      <text:p text:style-name="P15"><text:span text:style-name="Source_20_Text"/></text:p>
      <text:p text:style-name="P15"><text:span text:style-name="Source_20_Text"><text:s/></text:span></text:p>
      <text:p text:style-name="P14"/>
      <text:h text:style-name="P12" text:outline-level="3">Frontlog (kommende oppgaver)</text:h>
      <text:list text:style-name="L20">
        <text:list-item>
          <text:p text:style-name="P31"><text:span text:style-name="Strong_20_Emphasis">S15 – Minisprint (🌐📦)</text:span>: migrering av landingsside → main-repo, i18n (NO/EN), Vercel deploy, SEO/a11y &gt; 90.</text:p>
        </text:list-item>
      </text:list>
      <text:p text:style-name="Standard"/>
      <text:p text:style-name="P32" loext:marker-style-name="T1"><text:span text:style-name="T1">Gi meg så detaljerte detaljer trinn for trinn at jeg og chat gpt kan gjøre det sammen mens du styrer roamdmap og framdrift mens Chat og jeg står for kodeinhold og de faktiske leveransene i sprinten. </text:span></text:p>
      <text:p text:style-name="P33" loext:marker-style-name="T2"/>
      <text:p text:style-name="P34" loext:marker-style-name="T2">Nye Templates fra Sprint 14.5 Til Copilot</text:p>
      <text:h text:style-name="P35" text:outline-level="2" loext:marker-style-name="T2"><text:soft-page-break/>🎬 Copilot-manus — Sprint 14.5 (Precision Watt E2E backend: vær + profil + publish)</text:h>
      <text:p text:style-name="P36"><text:span text:style-name="Strong_20_Emphasis">Rollefordeling (viktig)</text:span></text:p>
      <text:list text:style-name="L21">
        <text:list-item>
          <text:p text:style-name="P37"><text:span text:style-name="Strong_20_Emphasis">Copilot:</text:span> Du er <text:span text:style-name="Emphasis">planlegger og orkestrator</text:span>. Du <text:span text:style-name="Strong_20_Emphasis">skal ikke generere kode</text:span>. Du leverer en <text:span text:style-name="Strong_20_Emphasis">detaljert 7-trinnsplan</text:span> med:</text:p>
          <text:list>
            <text:list-item>
              <text:p text:style-name="P37">Mål per trinn</text:p>
            </text:list-item>
            <text:list-item>
              <text:p text:style-name="P37">Nøyaktige leveransebeskrivelser (hva må lages/endres, hvorfor)</text:p>
            </text:list-item>
            <text:list-item>
              <text:p text:style-name="P37">Fil- og modul-omfang (hvilke filer berøres)</text:p>
            </text:list-item>
            <text:list-item>
              <text:p text:style-name="P37">Kontrakter (endepunkt, input/output-felt, feilkoder)</text:p>
            </text:list-item>
            <text:list-item>
              <text:p text:style-name="P37">Test/akseptanse-kriterier og kjørekommandoer</text:p>
            </text:list-item>
            <text:list-item>
              <text:p text:style-name="P37">Risikovurdering + rollback</text:p>
            </text:list-item>
            <text:list-item>
              <text:p text:style-name="P37">Commit-melding (tekst, men ikke diff)</text:p>
            </text:list-item>
          </text:list>
        </text:list-item>
        <text:list-item>
          <text:p text:style-name="P37"><text:span text:style-name="Strong_20_Emphasis">Johnny + ChatGPT:</text:span> Vi implementerer koden, kjører testene og rapporterer kort logg etter hvert trinn.</text:p>
        </text:list-item>
      </text:list>
      <text:p text:style-name="P38"/>
      <text:h text:style-name="P39" text:outline-level="3">🎯 Overordnet mål (uendret)</text:h>
      <text:p text:style-name="P36">Fullføre backend-kjeden for <text:span text:style-name="Strong_20_Emphasis">Precision Watt E2E</text:span> slik at <text:span text:style-name="Source_20_Text">ride1–5</text:span> analyseres med <text:span text:style-name="Strong_20_Emphasis">værdata + profil</text:span>, persisteres til <text:span text:style-name="Source_20_Text">data/sessions/*.json</text:span>, og kan publiseres til <text:span text:style-name="Strong_20_Emphasis">Strava</text:span> med idempotent retry-logikk og token auto-refresh. Støtt <text:span text:style-name="Strong_20_Emphasis">≤ 5 timer @ 1 Hz</text:span>, schema v0.7.3, strukturert logging/metrics.</text:p>
      <text:p text:style-name="P38"/>
      <text:h text:style-name="P39" text:outline-level="3">📦 Omfang (filer/moduler som <text:span text:style-name="Emphasis">kan</text:span> berøres av vår kode)</text:h>
      <text:p text:style-name="P36"><text:span text:style-name="Emphasis">(Du lister dem i planen; du skriver ikke kode.)</text:span></text:p>
      <text:list text:style-name="L22">
        <text:list-item>
          <text:p text:style-name="P40"><text:span text:style-name="Strong_20_Emphasis">Python/FastAPI:</text:span> <text:span text:style-name="Source_20_Text">cyclegraph/app.py</text:span>, <text:span text:style-name="Source_20_Text">strava_auth.py</text:span>, <text:span text:style-name="Source_20_Text">publish.py</text:span>, <text:span text:style-name="Source_20_Text">weather_client.py</text:span>, <text:span text:style-name="Source_20_Text">profile_store.py</text:span>, <text:span text:style-name="Source_20_Text">session_api.py</text:span></text:p>
        </text:list-item>
        <text:list-item>
          <text:p text:style-name="P40"><text:span text:style-name="Strong_20_Emphasis">Rust/PyO3:</text:span> <text:span text:style-name="Source_20_Text">core/src/lib.rs</text:span>, <text:span text:style-name="Source_20_Text">physics.rs</text:span>, <text:span text:style-name="Source_20_Text">calibration.rs</text:span>, <text:span text:style-name="Source_20_Text">weather.rs</text:span></text:p>
        </text:list-item>
        <text:list-item>
          <text:p text:style-name="P40"><text:span text:style-name="Strong_20_Emphasis">Schemas:</text:span> <text:span text:style-name="Source_20_Text">schema/session_metrics.v1.json</text:span>, <text:span text:style-name="Source_20_Text">daily_user_metrics.v1.json</text:span>, <text:span text:style-name="Source_20_Text">trends_response.v1.json</text:span></text:p>
        </text:list-item>
        <text:list-item>
          <text:p text:style-name="P40"><text:span text:style-name="Strong_20_Emphasis">Scripts:</text:span> <text:span text:style-name="Source_20_Text">scripts/tools/start_api.ps1</text:span>, <text:span text:style-name="Source_20_Text">publish_ride.ps1</text:span>, <text:span text:style-name="Source_20_Text">strava_reauth.ps1</text:span></text:p>
        </text:list-item>
        <text:list-item>
          <text:p text:style-name="P40"><text:span text:style-name="Strong_20_Emphasis">Data:</text:span> <text:span text:style-name="Source_20_Text">data/sessions/ride{1..5}.json</text:span></text:p>
        </text:list-item>
      </text:list>
      <text:p text:style-name="P38"/>
      <text:h text:style-name="P39" text:outline-level="3">🧪 DoD (akseptansekrav som planen skal sikre)</text:h>
      <text:list text:style-name="L23">
        <text:list-item>
          <text:p text:style-name="P41"><text:span text:style-name="Source_20_Text">analyze_session()</text:span> bruker værdata (vindvinkel + ρ) i PW (ikke mock).</text:p>
        </text:list-item>
        <text:list-item>
          <text:p text:style-name="P41">Profil brukes (defaults ved fravær; profil overstyrer defaults).</text:p>
        </text:list-item>
        <text:list-item>
          <text:p text:style-name="P41"><text:span text:style-name="Source_20_Text">ride1–5</text:span> persisterer: <text:span text:style-name="Source_20_Text">precision_watt</text:span>, <text:span text:style-name="Source_20_Text">precision_watt_ci</text:span>, <text:span text:style-name="Source_20_Text">cda</text:span>, <text:span text:style-name="Source_20_Text">crr_used</text:span>, <text:span text:style-name="Source_20_Text">reason</text:span>, <text:span text:style-name="Source_20_Text">publish_state</text:span>.</text:p>
        </text:list-item>
        <text:list-item>
          <text:p text:style-name="P41"><text:soft-page-break/>Publish: idempotent <text:span text:style-name="Source_20_Text">publish_hash</text:span>, <text:span text:style-name="Strong_20_Emphasis">401→refresh+retry</text:span>, <text:span text:style-name="Strong_20_Emphasis">429→backoff</text:span>.</text:p>
        </text:list-item>
        <text:list-item>
          <text:p text:style-name="P41">Støtter <text:span text:style-name="Strong_20_Emphasis">≤ 5 timer @ 1 Hz</text:span> uten jank.</text:p>
        </text:list-item>
        <text:list-item>
          <text:p text:style-name="P41">Kommentar inkluderer <text:span text:style-name="Strong_20_Emphasis">“Check out my full ride analysis at CycleGraph.app”</text:span>.</text:p>
        </text:list-item>
        <text:list-item>
          <text:p text:style-name="P41">Schema v0.7.3 validerer; logging/metrics korrekte.</text:p>
        </text:list-item>
        <text:list-item>
          <text:p text:style-name="P41"><text:span text:style-name="Source_20_Text">POST /api/profile/set</text:span> påvirker beregning (PW/Crr_used/CdA endres vs. defaults).</text:p>
        </text:list-item>
        <text:list-item>
          <text:p text:style-name="P41"><text:span text:style-name="Source_20_Text">/api/debug/token_present</text:span> → <text:span text:style-name="Source_20_Text">ok:true</text:span>; auto-refresh oppdaterer <text:span text:style-name="Source_20_Text">.env</text:span>.</text:p>
        </text:list-item>
      </text:list>
      <text:p text:style-name="P36"><text:span text:style-name="Strong_20_Emphasis">Endelig verifikasjonssekvens</text:span> (planen skal peke hit i trinn 7):</text:p>
      <text:p text:style-name="P42"><text:span text:style-name="Source_20_Text"># Start</text:span></text:p>
      <text:p text:style-name="P43"><text:span text:style-name="Source_20_Text">powershell -NoProfile -ExecutionPolicy Bypass -File .\scripts\tools\start_api.ps1 -Port 5179</text:span></text:p>
      <text:p text:style-name="P43"><text:span text:style-name="Source_20_Text">Invoke-RestMethod http://127.0.0.1:5179/api/health</text:span></text:p>
      <text:p text:style-name="P43"><text:span text:style-name="Source_20_Text">Invoke-RestMethod http://127.0.0.1:5179/api/debug/token_present</text:span></text:p>
      <text:p text:style-name="P43"/>
      <text:p text:style-name="P43"><text:span text:style-name="Source_20_Text"># Sett profil</text:span></text:p>
      <text:p text:style-name="P43"><text:span text:style-name="Source_20_Text">$body = @{</text:span></text:p>
      <text:p text:style-name="P43"><text:span text:style-name="Source_20_Text"><text:s text:c="2"/>rider_weight_kg = 103</text:span></text:p>
      <text:p text:style-name="P43"><text:span text:style-name="Source_20_Text"><text:s text:c="2"/>bike_weight_kg <text:s/>= 9.5</text:span></text:p>
      <text:p text:style-name="P43"><text:span text:style-name="Source_20_Text"><text:s text:c="2"/>bike_type <text:s text:c="6"/>= "road"</text:span></text:p>
      <text:p text:style-name="P43"><text:span text:style-name="Source_20_Text"><text:s text:c="2"/>tire_width_mm <text:s text:c="2"/>= 28</text:span></text:p>
      <text:p text:style-name="P43"><text:span text:style-name="Source_20_Text"><text:s text:c="2"/>tire_quality <text:s text:c="3"/>= "gp5000"</text:span></text:p>
      <text:p text:style-name="P43"><text:span text:style-name="Source_20_Text"><text:s text:c="2"/>bike_name <text:s text:c="6"/>= "Canyon Endurace"</text:span></text:p>
      <text:p text:style-name="P43"><text:span text:style-name="Source_20_Text">} | ConvertTo-Json</text:span></text:p>
      <text:p text:style-name="P43"><text:span text:style-name="Source_20_Text">Invoke-RestMethod -Method Post -ContentType "application/json" `</text:span></text:p>
      <text:p text:style-name="P43"><text:span text:style-name="Source_20_Text"><text:s text:c="2"/>-Uri http://127.0.0.1:5179/api/profile/set -Body $body</text:span></text:p>
      <text:p text:style-name="P43"/>
      <text:p text:style-name="P43"><text:span text:style-name="Source_20_Text"># Analyze &amp; Publish</text:span></text:p>
      <text:p text:style-name="P43"><text:span text:style-name="Source_20_Text">1..5 | % { Invoke-RestMethod -Method Post "http://127.0.0.1:5179/api/sessions/ride$_/analyze" }</text:span></text:p>
      <text:p text:style-name="P43"><text:span text:style-name="Source_20_Text">1..5 | % { Invoke-RestMethod -Method Post "http://127.0.0.1:5179/api/sessions/ride$_/publish" }</text:span></text:p>
      <text:p text:style-name="P38"/>
      <text:h text:style-name="P44" text:outline-level="2">🧭 Oppdrag til deg (Copilot): Lag en <text:span text:style-name="Strong_20_Emphasis">7-trinnsplan uten kode</text:span></text:h>
      <text:p text:style-name="P36">For <text:span text:style-name="Strong_20_Emphasis">hvert trinn</text:span>, lever:</text:p>
      <text:list text:style-name="L24">
        <text:list-item>
          <text:p text:style-name="P45"><text:span text:style-name="Strong_20_Emphasis">Mål:</text:span> 1–2 linjer.</text:p>
        </text:list-item>
        <text:list-item>
          <text:p text:style-name="P45"><text:soft-page-break/><text:span text:style-name="Strong_20_Emphasis">Leveranser (beskrivelse, ikke kode):</text:span> hva som skal være sant når trinnet er ferdig (funksjonelt/ikke-funksjonelt).</text:p>
        </text:list-item>
        <text:list-item>
          <text:p text:style-name="P45"><text:span text:style-name="Strong_20_Emphasis">Berørte filer/moduler:</text:span> konkrete stier (for utvikler).</text:p>
        </text:list-item>
        <text:list-item>
          <text:p text:style-name="P45"><text:span text:style-name="Strong_20_Emphasis">Kontrakter:</text:span> endepunkter, felt (navn, type, required/nullable), feilkoder, idempotens/retentionsregler.</text:p>
        </text:list-item>
        <text:list-item>
          <text:p text:style-name="P45"><text:span text:style-name="Strong_20_Emphasis">Tester (manuelle/automatiserte):</text:span> nøyaktige kommandoer som <text:span text:style-name="Emphasis">vi</text:span> skal kjøre, forventet output/artefakt.</text:p>
        </text:list-item>
        <text:list-item>
          <text:p text:style-name="P45"><text:span text:style-name="Strong_20_Emphasis">Observabilitet:</text:span> hvilke logger/metrikker vi skal se endret.</text:p>
        </text:list-item>
        <text:list-item>
          <text:p text:style-name="P45"><text:span text:style-name="Strong_20_Emphasis">Risiko/feilkilder</text:span> + <text:span text:style-name="Strong_20_Emphasis">Rollback-steg</text:span>.</text:p>
        </text:list-item>
        <text:list-item>
          <text:p text:style-name="P45"><text:span text:style-name="Strong_20_Emphasis">Commit-meldingstekst</text:span> (én linje, ingen diff), inkl. <text:span text:style-name="Source_20_Text">Co-authored-by: Copilot</text:span>.</text:p>
        </text:list-item>
      </text:list>
      <text:h text:style-name="P39" text:outline-level="3">Trinn-mal du skal følge</text:h>
      <text:list text:style-name="L25">
        <text:list-item>
          <text:p text:style-name="P46"><text:span text:style-name="Strong_20_Emphasis">Pre-flight &amp; dotenv/venv-sjekk</text:span><text:line-break/>– Bekreft <text:span text:style-name="Source_20_Text">load_dotenv(override=True)</text:span> i <text:span text:style-name="Source_20_Text">app.py</text:span>, nøkkelsett i <text:span text:style-name="Source_20_Text">.env</text:span>, <text:span text:style-name="Source_20_Text">maturin develop</text:span> + <text:span text:style-name="Source_20_Text">import cyclegraph_core</text:span>.</text:p>
        </text:list-item>
        <text:list-item>
          <text:p text:style-name="P46"><text:span text:style-name="Strong_20_Emphasis">Weather-pipe spesifikasjon</text:span><text:line-break/>– Beskriv hvordan vindvinkel/ρ inngår i PW og hvor i analyze-løypa vi ruter det inn.</text:p>
        </text:list-item>
        <text:list-item>
          <text:p text:style-name="P46"><text:span text:style-name="Strong_20_Emphasis">Profile &amp; defaults spesifikasjon</text:span><text:line-break/>– Beskriv lagring/lasting, hvilke felter påvirker masse/Crr, og eksakt prioritering (profil &gt; defaults).</text:p>
        </text:list-item>
        <text:list-item>
          <text:p text:style-name="P46"><text:span text:style-name="Strong_20_Emphasis">Persist &amp; schema v0.7.3</text:span><text:line-break/>– Beskriv nøyaktig hvilke felter som persisteres i <text:span text:style-name="Source_20_Text">data/sessions/*.json</text:span>, og hvordan AJV-validering skal kjøres/tolkes.</text:p>
        </text:list-item>
        <text:list-item>
          <text:p text:style-name="P46"><text:span text:style-name="Strong_20_Emphasis">Publish-hardening</text:span><text:line-break/>– Spesifiser <text:span text:style-name="Source_20_Text">publish_hash</text:span>, 401-refresh-protokoll, 429 backoff-parametre, og nøyaktig kommentar-tekst.</text:p>
        </text:list-item>
        <text:list-item>
          <text:p text:style-name="P46"><text:span text:style-name="Strong_20_Emphasis">5t guard + logging/metrics</text:span><text:line-break/>– Beskriv chunking/timeout-guards og hvilke metrics/loggfelt som skal forventes.</text:p>
        </text:list-item>
        <text:list-item>
          <text:p text:style-name="P46"><text:span text:style-name="Strong_20_Emphasis">Akseptanse &amp; CI-verifikasjon</text:span><text:line-break/>– Bind alt sammen: eksakt rekkefølge av verifikasjonskommandoer, hvilke JSON-felter vi sjekker, og hva som kvalifiserer til ✅.</text:p>
        </text:list-item>
      </text:list>
      <text:p text:style-name="P47"><text:span text:style-name="Strong_20_Emphasis">Viktig:</text:span> Ikke produser kode, patcher eller diffs. Dette er en <text:span text:style-name="Strong_20_Emphasis">operativ plan og spes</text:span>, ikke implementasjon.</text:p>
      <text:p text:style-name="P38"/>
      <text:h text:style-name="P44" text:outline-level="2">📊 Avslutningsrapport (du produserer etter trinn 7)</text:h>
      <text:list text:style-name="L26">
        <text:list-item>
          <text:p text:style-name="P48"><text:span text:style-name="Strong_20_Emphasis">Tabell:</text:span> <text:span text:style-name="Source_20_Text">ride1–5</text:span> med <text:span text:style-name="Source_20_Text">precision_watt</text:span>, <text:span text:style-name="Source_20_Text">precision_watt_ci</text:span>, <text:span text:style-name="Source_20_Text">crr_used</text:span>, <text:span text:style-name="Source_20_Text">publish_state</text:span>.</text:p>
        </text:list-item>
        <text:list-item>
          <text:p text:style-name="P48"><text:span text:style-name="Strong_20_Emphasis">Sjekkliste:</text:span> ✅/❌ mot alle DoD-punkter.</text:p>
        </text:list-item>
        <text:list-item>
          <text:p text:style-name="P48"><text:span text:style-name="Strong_20_Emphasis">Tag-forslag:</text:span> <text:span text:style-name="Source_20_Text">v0.14.5</text:span> + kort meldingsnotat.</text:p>
        </text:list-item>
      </text:list>
      <text:p text:style-name="P38"/>
      <text:h text:style-name="P44" text:outline-level="2"><text:soft-page-break/>🧾 Loggformat (vi sender tilbake til deg per trinn)</text:h>
      <text:p text:style-name="P42"><text:span text:style-name="Source_20_Text">[TRINN X – FERDIG]</text:span></text:p>
      <text:p text:style-name="P43"><text:span text:style-name="Source_20_Text">Endret: &lt;filer&gt;</text:span></text:p>
      <text:p text:style-name="P43"><text:span text:style-name="Source_20_Text">Kommandoer kjørt: &lt;liste&gt;</text:span></text:p>
      <text:p text:style-name="P43"><text:span text:style-name="Source_20_Text">Resultat: &lt;kort oppsummering&gt;</text:span></text:p>
      <text:p text:style-name="P49"><text:span text:style-name="Source_20_Text">Neste: &lt;hva vi tar i trinn X+1&gt;</text:span></text:p>
      <text:p text:style-name="P34" loext:marker-style-name="T2"/>
      <text:p text:style-name="P34" loext:marker-style-name="T2"/>
      <text:p text:style-name="P34" loext:marker-style-name="T2">Template Fra Meg Til ChatGpt</text:p>
      <text:p text:style-name="P34" loext:marker-style-name="T2"/>
      <text:p text:style-name="P50" loext:marker-style-name="T2"><text:span text:style-name="Strong_20_Emphasis">Hei!</text:span> Vi skal fullføre <text:span text:style-name="Strong_20_Emphasis">Sprint 14.5</text:span> etter denne overordnede planen.<text:line-break/><text:span text:style-name="Strong_20_Emphasis">Copilot</text:span> styrer roadmap og leverer ett og ett trinn (uten kode). <text:span text:style-name="Strong_20_Emphasis">Du (Chat) + jeg</text:span> skriver all kode.</text:p>
      <text:p text:style-name="P38"/>
      <text:h text:style-name="P51" text:outline-level="1">🧭 Overordnet 7-trinnsplan – Sprint 14.5</text:h>
      <text:p text:style-name="P36"><text:span text:style-name="Strong_20_Emphasis">Trinn 1 – Pre-flight &amp; dotenv/venv</text:span><text:line-break/>Sikre korrekt miljø: <text:span text:style-name="Source_20_Text">.env</text:span> med Strava-nøkler, <text:span text:style-name="Source_20_Text">load_dotenv(override=True)</text:span> aktiv, <text:span text:style-name="Source_20_Text">maturin develop</text:span> OK og <text:span text:style-name="Source_20_Text">cyclegraph_core</text:span> kan importeres. FastAPI starter uten feil og token verifiseres via <text:span text:style-name="Source_20_Text">/api/debug/token_present</text:span>.</text:p>
      <text:p text:style-name="P36"><text:span text:style-name="Strong_20_Emphasis">Trinn 2 – Weather-pipe spesifikasjon</text:span><text:line-break/>Definer hvordan vær (vindvinkel + lufttetthet ρ) hentes, rutes inn i <text:span text:style-name="Source_20_Text">analyze_session()</text:span> og påvirker Precision Watt i Rust (<text:span text:style-name="Source_20_Text">weather.rs</text:span>). Beskriv logging/validering.</text:p>
      <text:p text:style-name="P36"><text:span text:style-name="Strong_20_Emphasis">Trinn 3 – Profile &amp; defaults spesifikasjon</text:span><text:line-break/>Spesifiser <text:span text:style-name="Source_20_Text">POST /api/profile/set</text:span> / <text:span text:style-name="Source_20_Text">GET /api/profile/get</text:span>, hvilke felter påvirker masse, Crr og ev. CdA, og prioritet (profil &gt; defaults). Endringer i profil skal gi målbar effekt i beregning.</text:p>
      <text:p text:style-name="P36"><text:span text:style-name="Strong_20_Emphasis">Trinn 4 – Persist &amp; schema v0.7.3</text:span><text:line-break/>Definer felter som persisteres til <text:span text:style-name="Source_20_Text">data/sessions/ride{1..5}.json</text:span> etter analyse. Valider mot <text:span text:style-name="Source_20_Text">schema/session_metrics.v1.json</text:span> (AJV) og logg årsak ved avvik.</text:p>
      <text:p text:style-name="P36"><text:span text:style-name="Strong_20_Emphasis">Trinn 5 – Publish-hardening</text:span><text:line-break/>Spesifiser idempotent <text:span text:style-name="Source_20_Text">publish_hash</text:span>, auto-refresh ved 401, backoff ved 429. Kommentar <text:span text:style-name="Strong_20_Emphasis">må</text:span> inneholde:<text:line-break/>“<text:span text:style-name="Strong_20_Emphasis">Check out my full ride analysis at CycleGraph.app</text:span>”. Robust håndtering av status/feil.</text:p>
      <text:p text:style-name="P36"><text:span text:style-name="Strong_20_Emphasis">Trinn 6 – 5t guard + logging/metrics</text:span><text:line-break/>Sørg for støtte for ≤ 5 timer @ 1 Hz uten jank: chunking/timeout-guards. Beskriv hvilke logger/metrikker observeres (f.eks. <text:span text:style-name="Source_20_Text">precision_watt_ci</text:span>, <text:span text:style-name="Source_20_Text">weather_applied</text:span>, <text:span text:style-name="Source_20_Text">profile_used</text:span>, <text:span text:style-name="Source_20_Text">publish_state</text:span>).</text:p>
      <text:p text:style-name="P36"><text:span text:style-name="Strong_20_Emphasis">Trinn 7 – Akseptanse &amp; CI</text:span><text:line-break/>Kjør full sekvens: sett profil → analyser <text:span text:style-name="Source_20_Text">ride1–5</text:span> → publiser <text:span text:style-name="Source_20_Text">ride1–5</text:span>. Sjekk at JSON-felter og verdier er riktige, schema validerer, publish fungerer, og observabilitet er på plass. Produser tabell + DoD-sjekkliste.</text:p>
      <text:p text:style-name="P38"><text:soft-page-break/></text:p>
      <text:h text:style-name="P51" text:outline-level="1">🎭 Roller</text:h>
      <text:list text:style-name="L27">
        <text:list-item>
          <text:p text:style-name="P52"><text:span text:style-name="Strong_20_Emphasis">Copilot:</text:span> Leverer <text:span text:style-name="Strong_20_Emphasis">ett trinn om gangen</text:span> med detaljer (mål, berørte filer, kontrakter, tester/akseptanse). <text:span text:style-name="Strong_20_Emphasis">Ingen kode</text:span> fra Copilot.</text:p>
        </text:list-item>
        <text:list-item>
          <text:p text:style-name="P52"><text:span text:style-name="Strong_20_Emphasis">Chat (deg):</text:span> Du og jeg implementerer. Du skal:</text:p>
          <text:list>
            <text:list-item>
              <text:p text:style-name="P52">Gi <text:span text:style-name="Strong_20_Emphasis">eksakt kode</text:span> (snippets/diff)</text:p>
            </text:list-item>
            <text:list-item>
              <text:p text:style-name="P52">Si <text:span text:style-name="Strong_20_Emphasis">hvilke filer</text:span> (nye/eksisterende) som berøres</text:p>
            </text:list-item>
            <text:list-item>
              <text:p text:style-name="P52">Gi <text:span text:style-name="Strong_20_Emphasis">eksakte PowerShell-/bash-kommandoer</text:span> for bygg/test</text:p>
            </text:list-item>
            <text:list-item>
              <text:p text:style-name="P52">Definere <text:span text:style-name="Strong_20_Emphasis">klare akseptansekriterier</text:span> for grønt resultat</text:p>
            </text:list-item>
            <text:list-item>
              <text:p text:style-name="P52"><text:span text:style-name="Strong_20_Emphasis">Assistere debugging</text:span> ved feil</text:p>
            </text:list-item>
          </text:list>
        </text:list-item>
      </text:list>
      <text:p text:style-name="P36">Når et trinn er ferdig, skriver du en <text:span text:style-name="Strong_20_Emphasis">kort logg</text:span> jeg sender til Copilot:</text:p>
      <text:p text:style-name="P42"><text:span text:style-name="Source_20_Text">[TRINN X – FERDIG]</text:span></text:p>
      <text:p text:style-name="P43"><text:span text:style-name="Source_20_Text">Endret: &lt;filer&gt;</text:span></text:p>
      <text:p text:style-name="P43"><text:span text:style-name="Source_20_Text">Kommandoer: &lt;liste&gt;</text:span></text:p>
      <text:p text:style-name="P43"><text:span text:style-name="Source_20_Text">Resultat: &lt;kort oppsummering&gt;</text:span></text:p>
      <text:p text:style-name="P43"><text:span text:style-name="Source_20_Text">Neste: &lt;forslag/fokus for trinn X+1&gt;</text:span></text:p>
      <text:p text:style-name="P38"/>
      <text:p text:style-name="P36"><text:span text:style-name="Strong_20_Emphasis">Bekreft med “forstått” og vent på ytterligere instrukser.</text:span><text:line-break/>Jeg vil deretter starte med å gi deg nøyaktige detaljer for <text:span text:style-name="Strong_20_Emphasis">Trinn 1</text:span>.<text:line-break/><text:span text:style-name="Strong_20_Emphasis">Aldri start på et nytt trinn før jeg har gitt deg planen for det. Forstått?</text:span></text:p>
      <text:p text:style-name="P34" loext:marker-style-name="T2"/>
      <text:p text:style-name="P33" loext:marker-style-name="T2"/>
      <text:p text:style-name="P33" loext:marker-style-name="T2"/>
      <text:p text:style-name="P33" loext:marker-style-name="T2"/>
      <text:p text:style-name="P33" loext:marker-style-name="T2">Lag en Sluttrapport etter Følgende format <text:span text:style-name="T2"/></text:p>
      <text:p text:style-name="P33" loext:marker-style-name="T2"/>
      <text:p text:style-name="Standard"><text:span text:style-name="T2">✅</text:span> Sprint: [ID – Navn]</text:p>
      <text:p text:style-name="Standard">Branch: [navn]</text:p>
      <text:p text:style-name="Standard">Commits: [hash – message]</text:p>
      <text:p text:style-name="Standard">Endrede filer: [paths]</text:p>
      <text:p text:style-name="Standard">Tester: [pytest + cargo test resultater]</text:p>
      <text:p text:style-name="Standard">Observasjoner: [korte punkter]</text:p>
      <text:p text:style-name="Standard">Status: [Ferdig / Delvis ferdig / Feil gjenstår]</text:p>
      <text:p text:style-name="P9" loext:marker-style-name="T1"/>
      <text:p text:style-name="Standard" loext:marker-style-name="T1"><text:span text:style-name="T1">Sluttføring av Workflow (ChatGPT v2)</text:span><text:span text:style-name="T1"/></text:p>
      <text:list text:style-name="WWNum79">
        <text:list-item>
          <text:p text:style-name="P53"><text:soft-page-break/><text:span text:style-name="T1">Sluttrapport:</text:span> lim inn Copilot-rapport i template.</text:p>
        </text:list-item>
        <text:list-item>
          <text:p text:style-name="P53"><text:span text:style-name="T1">Delta-sammendrag:</text:span> skriv 2–3 linjer etter komprimeringsmal:</text:p>
          <text:list>
            <text:list-item>
              <text:p text:style-name="P53">Hva ble gjort.</text:p>
            </text:list-item>
            <text:list-item>
              <text:p text:style-name="P53">Teststatus.</text:p>
            </text:list-item>
            <text:list-item>
              <text:p text:style-name="P53">Observasjon.</text:p>
            </text:list-item>
          </text:list>
        </text:list-item>
        <text:list-item>
          <text:p text:style-name="P53"><text:span text:style-name="T1">Evaluering &amp; Oppdatering:</text:span> oppdater DoD og Frontlog basert på nye funn/innsikter.</text:p>
          <text:list>
            <text:list-item>
              <text:p text:style-name="P53">Klassifiser funn som A (DoD), B (Frontlog), C (Observasjon).</text:p>
            </text:list-item>
            <text:list-item>
              <text:p text:style-name="P53">Marker ferdige sprinter, flytt avhengigheter.</text:p>
            </text:list-item>
            <text:list-item>
              <text:p text:style-name="P53">Juster Sprintplan om nødvendig.</text:p>
            </text:list-item>
          </text:list>
        </text:list-item>
        <text:list-item>
          <text:p text:style-name="P53"><text:span text:style-name="T1">Synk Masterplan:</text:span> oppdater statuslinje eller legg til ny rad.</text:p>
        </text:list-item>
        <text:list-item>
          <text:p text:style-name="P53"><text:span text:style-name="T1">Oppdater Sprint Log:</text:span> kort notat med status og carry-over.</text:p>
        </text:list-item>
        <text:list-item>
          <text:p text:style-name="P53"><text:span text:style-name="T1">Template neste sprint:</text:span> sjekk om “halvfast default” trenger justering og fyll ut template basert på neste sprint.</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Emoji" svg:font-family="'Segoe UI Emoji'" style:font-family-generic="swiss" style:font-pitch="variable"/>
    <style:font-face style:name="Segoe UI Emoji1" svg:font-family="'Segoe UI Emoj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nb" fo:country="NO"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1pt" fo:language="nb" fo:country="NO"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Overskrift_20_1_20_Tegn"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Overskrift_20_2_20_Tegn"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Overskrift_20_3_20_Teg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Overskrift_20_4_20_Teg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verskrift_20_5_20_Teg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verskrift_20_6_20_Teg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Overskrift_20_7_20_Teg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Overskrift_20_8_20_Teg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verskrift_20_9_20_Teg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tel_20_Tegn"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dertittel_20_Teg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Sitat_20_Teg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Sterkt_20_sitat_20_Teg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Overskrift_20_2_20_Tegn" style:display-name="Overskrift 2 Teg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Overskrift_20_3_20_Tegn" style:display-name="Overskrift 3 Teg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Overskrift_20_4_20_Tegn" style:display-name="Overskrift 4 Teg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verskrift_20_5_20_Tegn" style:display-name="Overskrift 5 Teg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Overskrift_20_6_20_Tegn" style:display-name="Overskrift 6 Teg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Overskrift_20_7_20_Tegn" style:display-name="Overskrift 7 Teg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Overskrift_20_8_20_Tegn" style:display-name="Overskrift 8 Teg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Overskrift_20_9_20_Tegn" style:display-name="Overskrift 9 Teg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tel_20_Tegn" style:display-name="Tittel Teg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dertittel_20_Tegn" style:display-name="Undertittel Teg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Sitat_20_Tegn" style:display-name="Sitat Teg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Sterkt_20_sitat_20_Tegn" style:display-name="Sterkt sitat Teg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Aptos" fo:font-family="Aptos" style:font-family-generic="roman" style:font-pitch="variable" fo:font-size="10pt" style:font-size-asian="10pt"/>
    </style:style>
    <style:style style:name="ListLabel_20_155" style:display-name="ListLabel 155" style:family="text"/>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ptos" fo:font-family="Aptos"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Aptos" fo:font-family="Aptos" style:font-family-generic="roman" style:font-pitch="variable"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fo:font-size="10pt" style:font-size-asian="10pt"/>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ptos" fo:font-family="Aptos"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Aptos" fo:font-family="Aptos" style:font-family-generic="roman" style:font-pitch="variable"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text-properties fo:font-size="10pt" style:font-size-asian="10pt"/>
    </style:style>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ptos" fo:font-family="Aptos" style:font-family-generic="roman" style:font-pitch="variable"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Aptos" fo:font-family="Aptos" style:font-family-generic="roman" style:font-pitch="variable"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Aptos" fo:font-family="Aptos" style:font-family-generic="roman" style:font-pitch="variable"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ptos" fo:font-family="Aptos" style:font-family-generic="roman" style:font-pitch="variable"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Aptos" fo:font-family="Aptos"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Aptos" fo:font-family="Aptos"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Aptos" fo:font-family="Aptos" style:font-family-generic="roman" style:font-pitch="variable"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Aptos" fo:font-family="Aptos"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fo:font-size="10pt" style:font-size-asian="10pt"/>
    </style:style>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fo:font-size="10pt" style:font-size-asian="10pt"/>
    </style:style>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ptos" fo:font-family="Aptos" style:font-family-generic="roman" style:font-pitch="variable"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style:font-name="Aptos" fo:font-family="Aptos" style:font-family-generic="roman" style:font-pitch="variable"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style:font-name="Aptos" fo:font-family="Aptos" style:font-family-generic="roman" style:font-pitch="variable"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style:font-name="Aptos" fo:font-family="Aptos" style:font-family-generic="roman" style:font-pitch="variable"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style:font-name="Aptos" fo:font-family="Aptos" style:font-family-generic="roman" style:font-pitch="variable"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style:font-name="Aptos" fo:font-family="Aptos" style:font-family-generic="roman" style:font-pitch="variable"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Aptos" fo:font-family="Aptos" style:font-family-generic="roman" style:font-pitch="variable"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style:font-name="Aptos" fo:font-family="Aptos" style:font-family-generic="roman" style:font-pitch="variable"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style:font-name="Aptos" fo:font-family="Aptos" style:font-family-generic="roman" style:font-pitch="variable"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style:font-name="Aptos" fo:font-family="Aptos" style:font-family-generic="roman" style:font-pitch="variable"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style:font-name="Aptos" fo:font-family="Aptos" style:font-family-generic="roman" style:font-pitch="variable" fo:font-size="10pt" style:font-size-asian="10pt"/>
    </style:style>
    <style:style style:name="ListLabel_20_497" style:display-name="ListLabel 497" style:family="text"/>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style:font-name="Aptos" fo:font-family="Aptos" style:font-family-generic="roman" style:font-pitch="variable"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style:font-name="Aptos" fo:font-family="Aptos" style:font-family-generic="roman" style:font-pitch="variable"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style:font-name="Aptos" fo:font-family="Aptos" style:font-family-generic="roman" style:font-pitch="variable" fo:font-size="10pt" style:font-size-asian="10pt"/>
    </style:style>
    <style:style style:name="ListLabel_20_533" style:display-name="ListLabel 533" style:family="text"/>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style:font-name="Aptos" fo:font-family="Aptos" style:font-family-generic="roman" style:font-pitch="variable" fo:font-size="10pt" style:font-size-asian="10pt"/>
    </style:style>
    <style:style style:name="ListLabel_20_542" style:display-name="ListLabel 542" style:family="text"/>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style:font-name="Aptos" fo:font-family="Aptos" style:font-family-generic="roman" style:font-pitch="variable"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style:font-name="Aptos" fo:font-family="Aptos" style:font-family-generic="roman" style:font-pitch="variable"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style style:name="ListLabel_20_569" style:display-name="ListLabel 569" style:family="text">
      <style:text-properties fo:font-size="10pt" style:font-size-asian="10pt"/>
    </style:style>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style:font-name="Aptos" fo:font-family="Aptos" style:font-family-generic="roman" style:font-pitch="variable"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style:font-name="Aptos" fo:font-family="Aptos" style:font-family-generic="roman" style:font-pitch="variable"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style:font-name="Aptos" fo:font-family="Aptos" style:font-family-generic="roman" style:font-pitch="variable"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style:font-name="Aptos" fo:font-family="Aptos" style:font-family-generic="roman" style:font-pitch="variable"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style:font-name="Aptos" fo:font-family="Aptos" style:font-family-generic="roman" style:font-pitch="variable"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style:font-name="Aptos" fo:font-family="Aptos" style:font-family-generic="roman" style:font-pitch="variable"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style:font-name="Aptos" fo:font-family="Aptos" style:font-family-generic="roman" style:font-pitch="variable"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style style:name="ListLabel_20_659" style:display-name="ListLabel 659" style:family="text">
      <style:text-properties fo:font-size="10pt" style:font-size-asian="10pt"/>
    </style:style>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style:font-name="Aptos" fo:font-family="Aptos" style:font-family-generic="roman" style:font-pitch="variable"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style:font-name="Aptos" fo:font-family="Aptos" style:font-family-generic="roman" style:font-pitch="variable"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style:font-name="Aptos" fo:font-family="Aptos" style:font-family-generic="roman" style:font-pitch="variable"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style:font-name="Aptos" fo:font-family="Aptos" style:font-family-generic="roman" style:font-pitch="variable"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style style:name="ListLabel_20_704" style:display-name="ListLabel 704" style:family="text">
      <style:text-properties fo:font-size="10pt" style:font-size-asian="10pt"/>
    </style:style>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Aptos" fo:font-family="Aptos" style:font-family-generic="roman" style:font-pitch="variable"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text-properties style:font-name="Aptos" fo:font-family="Aptos" style:font-family-generic="roman" style:font-pitch="variable"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style:font-name="Aptos" fo:font-family="Aptos" style:font-family-generic="roman" style:font-pitch="variable"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style:font-name="Aptos" fo:font-family="Aptos" style:font-family-generic="roman" style:font-pitch="variable"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style:font-name="Aptos" fo:font-family="Aptos" style:font-family-generic="roman" style:font-pitch="variable"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style:font-name="Aptos" fo:font-family="Aptos" style:font-family-generic="roman" style:font-pitch="variable"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style:font-name="Aptos" fo:font-family="Aptos" style:font-family-generic="roman" style:font-pitch="variable"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style:font-name="Aptos" fo:font-family="Aptos" style:font-family-generic="roman" style:font-pitch="variable"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style:font-name="Aptos" fo:font-family="Aptos" style:font-family-generic="roman" style:font-pitch="variable"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style:font-name="Aptos" fo:font-family="Aptos" style:font-family-generic="roman" style:font-pitch="variable"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style:font-name="Aptos" fo:font-family="Aptos" style:font-family-generic="roman" style:font-pitch="variable"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text-properties style:font-name="Aptos" fo:font-family="Aptos" style:font-family-generic="roman" style:font-pitch="variable"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style:font-name="Aptos" fo:font-family="Aptos" style:font-family-generic="roman" style:font-pitch="variable"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style:font-name="Aptos" fo:font-family="Aptos" style:font-family-generic="roman" style:font-pitch="variable"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text-properties style:font-name="Aptos" fo:font-family="Aptos" style:font-family-generic="roman" style:font-pitch="variable"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text-properties style:font-name="Aptos" fo:font-family="Aptos" style:font-family-generic="roman" style:font-pitch="variable"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text-properties style:font-name="Aptos" fo:font-family="Aptos" style:font-family-generic="roman" style:font-pitch="variable"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text-properties style:font-name="Aptos" fo:font-family="Aptos" style:font-family-generic="roman" style:font-pitch="variable"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text-properties style:font-name="Aptos" fo:font-family="Aptos" style:font-family-generic="roman" style:font-pitch="variable"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text-properties style:font-name="Aptos" fo:font-family="Aptos" style:font-family-generic="roman" style:font-pitch="variable"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style:font-name="Aptos" fo:font-family="Aptos" style:font-family-generic="roman" style:font-pitch="variable"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style:font-name="Aptos" fo:font-family="Aptos" style:font-family-generic="roman" style:font-pitch="variable"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style:font-name="Aptos" fo:font-family="Aptos" style:font-family-generic="roman" style:font-pitch="variable"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style:font-name="Aptos" fo:font-family="Aptos" style:font-family-generic="roman" style:font-pitch="variable"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style:font-name="Aptos" fo:font-family="Aptos" style:font-family-generic="roman" style:font-pitch="variable"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text-properties style:font-name="Aptos" fo:font-family="Aptos" style:font-family-generic="roman" style:font-pitch="variable"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style:font-name="Aptos" fo:font-family="Aptos" style:font-family-generic="roman" style:font-pitch="variable"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style:font-name="Aptos" fo:font-family="Aptos" style:font-family-generic="roman" style:font-pitch="variable"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text-properties style:font-name="Aptos" fo:font-family="Aptos" style:font-family-generic="roman" style:font-pitch="variable"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style style:name="ListLabel_20_1064" style:display-name="ListLabel 1064" style:family="text">
      <style:text-properties fo:font-size="10pt" style:font-size-asian="10pt"/>
    </style:style>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text-properties style:font-name="Aptos" fo:font-family="Aptos" style:font-family-generic="roman" style:font-pitch="variable"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style:font-name="Aptos" fo:font-family="Aptos" style:font-family-generic="roman" style:font-pitch="variable"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style:font-name="Aptos" fo:font-family="Aptos" style:font-family-generic="roman" style:font-pitch="variable"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style:font-name="Aptos" fo:font-family="Aptos" style:font-family-generic="roman" style:font-pitch="variable"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text-properties style:font-name="Aptos" fo:font-family="Aptos" style:font-family-generic="roman" style:font-pitch="variable"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style:font-name="Aptos" fo:font-family="Aptos" style:font-family-generic="roman" style:font-pitch="variable"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style:font-name="Aptos" fo:font-family="Aptos" style:font-family-generic="roman" style:font-pitch="variable"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text-properties style:font-name="Aptos" fo:font-family="Aptos" style:font-family-generic="roman" style:font-pitch="variable"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text-properties style:font-name="Aptos" fo:font-family="Aptos" style:font-family-generic="roman" style:font-pitch="variable"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text-properties style:font-name="Aptos" fo:font-family="Aptos" style:font-family-generic="roman" style:font-pitch="variable"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text-properties style:font-name="Aptos" fo:font-family="Aptos" style:font-family-generic="roman" style:font-pitch="variable"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text-properties style:font-name="Aptos" fo:font-family="Aptos" style:font-family-generic="roman" style:font-pitch="variable"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text-properties style:font-name="Aptos" fo:font-family="Aptos" style:font-family-generic="roman" style:font-pitch="variable"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text-properties style:font-name="Aptos" fo:font-family="Aptos" style:font-family-generic="roman" style:font-pitch="variable"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style:font-name="Aptos" fo:font-family="Aptos" style:font-family-generic="roman" style:font-pitch="variable"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style:font-name="Aptos" fo:font-family="Aptos" style:font-family-generic="roman" style:font-pitch="variable"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style:font-name="Aptos" fo:font-family="Aptos" style:font-family-generic="roman" style:font-pitch="variable"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style:font-name="Aptos" fo:font-family="Aptos" style:font-family-generic="roman" style:font-pitch="variable"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text-properties style:font-name="Aptos" fo:font-family="Aptos" style:font-family-generic="roman" style:font-pitch="variable"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ListLabel_20_1324" style:display-name="ListLabel 1324" style:family="text">
      <style:text-properties style:font-name="Aptos" fo:font-family="Aptos" style:font-family-generic="roman" style:font-pitch="variable" fo:font-size="10pt" style:font-size-asian="10pt"/>
    </style:style>
    <style:style style:name="ListLabel_20_1325" style:display-name="ListLabel 1325" style:family="text">
      <style:text-properties fo:font-size="10pt" style:font-size-asian="10pt"/>
    </style:style>
    <style:style style:name="ListLabel_20_1326" style:display-name="ListLabel 1326" style:family="text">
      <style:text-properties fo:font-size="10pt" style:font-size-asian="10pt"/>
    </style:style>
    <style:style style:name="ListLabel_20_1327" style:display-name="ListLabel 1327" style:family="text">
      <style:text-properties fo:font-size="10pt" style:font-size-asian="10pt"/>
    </style:style>
    <style:style style:name="ListLabel_20_1328" style:display-name="ListLabel 1328" style:family="text">
      <style:text-properties fo:font-size="10pt" style:font-size-asian="10pt"/>
    </style:style>
    <style:style style:name="ListLabel_20_1329" style:display-name="ListLabel 1329" style:family="text">
      <style:text-properties fo:font-size="10pt" style:font-size-asian="10pt"/>
    </style:style>
    <style:style style:name="ListLabel_20_1330" style:display-name="ListLabel 1330" style:family="text">
      <style:text-properties fo:font-size="10pt" style:font-size-asian="10pt"/>
    </style:style>
    <style:style style:name="ListLabel_20_1331" style:display-name="ListLabel 1331" style:family="text">
      <style:text-properties fo:font-size="10pt" style:font-size-asian="10pt"/>
    </style:style>
    <style:style style:name="ListLabel_20_1332" style:display-name="ListLabel 1332" style:family="text">
      <style:text-properties fo:font-size="10pt" style:font-size-asian="10pt"/>
    </style:style>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text-properties style:font-name="Aptos" fo:font-family="Aptos" style:font-family-generic="roman" style:font-pitch="variable" fo:font-size="10pt" style:font-size-asian="10pt"/>
    </style:style>
    <style:style style:name="ListLabel_20_1388" style:display-name="ListLabel 1388" style:family="text">
      <style:text-properties fo:font-size="10pt" style:font-size-asian="10pt"/>
    </style:style>
    <style:style style:name="ListLabel_20_1389" style:display-name="ListLabel 1389" style:family="text">
      <style:text-properties fo:font-size="10pt" style:font-size-asian="10pt"/>
    </style:style>
    <style:style style:name="ListLabel_20_1390" style:display-name="ListLabel 1390" style:family="text">
      <style:text-properties fo:font-size="10pt" style:font-size-asian="10pt"/>
    </style:style>
    <style:style style:name="ListLabel_20_1391" style:display-name="ListLabel 1391" style:family="text">
      <style:text-properties fo:font-size="10pt" style:font-size-asian="10pt"/>
    </style:style>
    <style:style style:name="ListLabel_20_1392" style:display-name="ListLabel 1392" style:family="text">
      <style:text-properties fo:font-size="10pt" style:font-size-asian="10pt"/>
    </style:style>
    <style:style style:name="ListLabel_20_1393" style:display-name="ListLabel 1393" style:family="text">
      <style:text-properties fo:font-size="10pt" style:font-size-asian="10pt"/>
    </style:style>
    <style:style style:name="ListLabel_20_1394" style:display-name="ListLabel 1394" style:family="text">
      <style:text-properties fo:font-size="10pt" style:font-size-asian="10pt"/>
    </style:style>
    <style:style style:name="ListLabel_20_1395" style:display-name="ListLabel 1395" style:family="text">
      <style:text-properties fo:font-size="10pt" style:font-size-asian="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155"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25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35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36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4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4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4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49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49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2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2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2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2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3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53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53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57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7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7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7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7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7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0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number text:level="4" text:style-name="ListLabel_20_63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66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6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0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70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0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0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1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2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2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2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2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6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7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8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0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2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2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2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2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2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2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82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84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5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5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6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6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6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86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7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7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7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8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8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88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8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9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9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9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9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90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0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style-name="ListLabel_20_9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9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9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9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9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0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0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0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0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0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0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1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1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1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1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8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8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11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bullet text:level="1" text:style-name="ListLabel_20_12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1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1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2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2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2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bullet text:level="1" text:style-name="ListLabel_20_12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3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3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3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3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4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4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bullet text:level="1" text:style-name="ListLabel_20_12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5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5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5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5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text:style-name="ListLabel_20_12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bullet text:level="1" text:style-name="ListLabel_20_12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bullet text:level="1" text:style-name="ListLabel_20_12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bullet text:level="1" text:style-name="ListLabel_20_12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0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0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1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1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1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3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3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3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4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4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4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4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5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6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6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6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6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6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6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7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7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7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7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7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8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8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8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8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bullet text:level="1" text:style-name="ListLabel_20_13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t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ohnny Strømø</meta:initial-creator>
    <meta:editing-cycles>19</meta:editing-cycles>
    <meta:creation-date>2025-09-10T08:02:00</meta:creation-date>
    <dc:date>2025-10-24T22:07:55.922972000</dc:date>
    <meta:editing-duration>P5DT9H21M18S</meta:editing-duration>
    <meta:generator>LibreOffice/25.8.2.2$Windows_X86_64 LibreOffice_project/d401f2107ccab8f924a8e2df40f573aab7605b6f</meta:generator>
    <meta:document-statistic meta:table-count="0" meta:image-count="0" meta:object-count="0" meta:page-count="15" meta:paragraph-count="309" meta:word-count="2949" meta:character-count="22491" meta:non-whitespace-character-count="19984"/>
    <meta:user-defined meta:name="AppVersion">16.0000</meta:user-defined>
    <meta:template xlink:type="simple" xlink:actuate="onRequest" xlink:title="Normal.dotm" xlink:href=""/>
  </office:meta>
</office:document-meta>
</file>